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Ubuntu" fo:font-size="14pt" officeooo:paragraph-rsid="0013bf34"/>
    </style:style>
    <style:style style:name="P2" style:family="paragraph" style:parent-style-name="Standard">
      <style:paragraph-properties fo:line-height="150%"/>
      <style:text-properties style:font-name="Ubuntu" fo:font-size="14pt" officeooo:paragraph-rsid="0020947b"/>
    </style:style>
    <style:style style:name="P3" style:family="paragraph" style:parent-style-name="Standard">
      <style:paragraph-properties fo:line-height="150%"/>
      <style:text-properties style:font-name="Ubuntu" fo:font-size="14pt" officeooo:paragraph-rsid="0013bf34"/>
    </style:style>
    <style:style style:name="P4" style:family="paragraph" style:parent-style-name="Standard">
      <style:paragraph-properties fo:line-height="150%"/>
      <style:text-properties style:font-name="Ubuntu" fo:font-size="14pt" officeooo:paragraph-rsid="0014136b"/>
    </style:style>
    <style:style style:name="P5" style:family="paragraph" style:parent-style-name="Standard">
      <style:paragraph-properties fo:line-height="150%"/>
      <style:text-properties style:font-name="Ubuntu" fo:font-size="14pt" officeooo:paragraph-rsid="0019de01"/>
    </style:style>
    <style:style style:name="P6" style:family="paragraph" style:parent-style-name="Standard">
      <style:paragraph-properties fo:line-height="150%"/>
      <style:text-properties style:font-name="Ubuntu" fo:font-size="14pt" officeooo:paragraph-rsid="001a00da"/>
    </style:style>
    <style:style style:name="P7" style:family="paragraph" style:parent-style-name="Standard">
      <style:paragraph-properties fo:line-height="150%"/>
      <style:text-properties style:font-name="Ubuntu" fo:font-size="14pt" officeooo:paragraph-rsid="00266d01"/>
    </style:style>
    <style:style style:name="P8" style:family="paragraph" style:parent-style-name="Standard">
      <style:paragraph-properties fo:line-height="150%"/>
      <style:text-properties style:font-name="Ubuntu" fo:font-size="14pt" officeooo:paragraph-rsid="001f91aa"/>
    </style:style>
    <style:style style:name="P9" style:family="paragraph" style:parent-style-name="Standard">
      <style:paragraph-properties fo:line-height="150%"/>
      <style:text-properties style:font-name="Ubuntu" fo:font-size="14pt" officeooo:rsid="0010d3a9" officeooo:paragraph-rsid="001294da" style:font-size-asian="14pt" style:font-size-complex="14pt"/>
    </style:style>
    <style:style style:name="P10" style:family="paragraph" style:parent-style-name="Standard">
      <style:paragraph-properties fo:line-height="150%"/>
      <style:text-properties style:font-name="Ubuntu" fo:font-size="14pt" style:font-size-asian="14pt" style:font-size-complex="14pt"/>
    </style:style>
    <style:style style:name="P11" style:family="paragraph" style:parent-style-name="Standard">
      <style:paragraph-properties fo:line-height="150%"/>
      <style:text-properties style:font-name="Ubuntu" fo:font-size="14pt" officeooo:paragraph-rsid="001294da" style:font-size-asian="14pt" style:font-size-complex="14pt"/>
    </style:style>
    <style:style style:name="P12" style:family="paragraph" style:parent-style-name="Standard">
      <style:paragraph-properties fo:line-height="150%"/>
      <style:text-properties style:font-name="Ubuntu" fo:font-size="14pt" officeooo:rsid="001294da" officeooo:paragraph-rsid="001294da" style:font-size-asian="14pt" style:font-size-complex="14pt"/>
    </style:style>
    <style:style style:name="P13" style:family="paragraph" style:parent-style-name="Standard">
      <style:paragraph-properties fo:line-height="150%"/>
      <style:text-properties style:font-name="Ubuntu" fo:font-size="14pt" officeooo:rsid="001294da" officeooo:paragraph-rsid="0013bf34" style:font-size-asian="14pt" style:font-size-complex="14pt"/>
    </style:style>
    <style:style style:name="P14" style:family="paragraph" style:parent-style-name="Standard">
      <style:paragraph-properties fo:line-height="150%"/>
      <style:text-properties style:font-name="Ubuntu" fo:font-size="14pt" officeooo:rsid="00103b70" officeooo:paragraph-rsid="001294da" style:font-size-asian="14pt" style:font-size-complex="14pt"/>
    </style:style>
    <style:style style:name="P15" style:family="paragraph" style:parent-style-name="Standard">
      <style:paragraph-properties fo:line-height="150%"/>
      <style:text-properties style:font-name="Ubuntu" fo:font-size="14pt" officeooo:rsid="0013bf34" officeooo:paragraph-rsid="0014136b"/>
    </style:style>
    <style:style style:name="P16" style:family="paragraph" style:parent-style-name="Standard">
      <style:paragraph-properties fo:line-height="150%"/>
      <style:text-properties style:font-name="Ubuntu" fo:font-size="14pt" officeooo:rsid="0014136b" officeooo:paragraph-rsid="0015cda3"/>
    </style:style>
    <style:style style:name="P17" style:family="paragraph" style:parent-style-name="Standard">
      <style:paragraph-properties fo:line-height="150%"/>
      <style:text-properties style:font-name="Ubuntu" fo:font-size="14pt" officeooo:rsid="0019de01" officeooo:paragraph-rsid="0019de01"/>
    </style:style>
    <style:style style:name="P18" style:family="paragraph" style:parent-style-name="Standard">
      <style:paragraph-properties fo:line-height="150%"/>
      <style:text-properties style:font-name="Ubuntu" fo:font-size="14pt" officeooo:rsid="0019de01" officeooo:paragraph-rsid="001a00da"/>
    </style:style>
    <style:style style:name="P19" style:family="paragraph" style:parent-style-name="Standard">
      <style:paragraph-properties fo:line-height="150%"/>
      <style:text-properties style:font-name="Ubuntu" fo:font-size="14pt" officeooo:rsid="001a00da" officeooo:paragraph-rsid="001a00da" fo:background-color="#dddddd"/>
    </style:style>
    <style:style style:name="P20" style:family="paragraph" style:parent-style-name="Standard">
      <style:paragraph-properties fo:line-height="150%"/>
      <style:text-properties style:font-name="Ubuntu" fo:font-size="14pt" officeooo:rsid="001b706a" officeooo:paragraph-rsid="001b706a"/>
    </style:style>
    <style:style style:name="P21" style:family="paragraph" style:parent-style-name="Standard">
      <style:paragraph-properties fo:line-height="150%"/>
      <style:text-properties style:font-name="Ubuntu" fo:font-size="14pt" officeooo:rsid="001bf3bf" officeooo:paragraph-rsid="001bf3bf"/>
    </style:style>
    <style:style style:name="P22" style:family="paragraph" style:parent-style-name="Standard">
      <style:paragraph-properties fo:line-height="150%"/>
      <style:text-properties style:font-name="Ubuntu" fo:font-size="14pt" officeooo:rsid="001dd04f" officeooo:paragraph-rsid="001dd04f"/>
    </style:style>
    <style:style style:name="P23" style:family="paragraph" style:parent-style-name="Standard">
      <style:paragraph-properties fo:line-height="150%"/>
      <style:text-properties style:font-name="Ubuntu" fo:font-size="14pt" officeooo:rsid="001f6768" officeooo:paragraph-rsid="001f6768"/>
    </style:style>
    <style:style style:name="P24" style:family="paragraph" style:parent-style-name="Standard">
      <style:paragraph-properties fo:line-height="150%"/>
      <style:text-properties style:font-name="Ubuntu" fo:font-size="14pt" officeooo:rsid="0024d438" officeooo:paragraph-rsid="0024d438"/>
    </style:style>
    <style:style style:name="P25" style:family="paragraph" style:parent-style-name="Standard">
      <style:paragraph-properties fo:line-height="150%"/>
      <style:text-properties style:font-name="Ubuntu" fo:font-size="14pt" fo:font-weight="normal" officeooo:rsid="00266d01" officeooo:paragraph-rsid="0027ff0c" style:font-weight-asian="normal" style:font-weight-complex="normal"/>
    </style:style>
    <style:style style:name="P26" style:family="paragraph" style:parent-style-name="Standard">
      <style:paragraph-properties fo:line-height="150%"/>
      <style:text-properties style:font-name="Ubuntu" fo:font-size="14pt" fo:font-weight="normal" officeooo:paragraph-rsid="00277f8e" style:font-weight-asian="normal" style:font-weight-complex="normal"/>
    </style:style>
    <style:style style:name="P27" style:family="paragraph" style:parent-style-name="Standard">
      <style:paragraph-properties fo:line-height="150%"/>
      <style:text-properties style:font-name="Ubuntu" fo:font-size="14pt" fo:font-weight="normal" officeooo:rsid="00290266" officeooo:paragraph-rsid="00290266" style:font-weight-asian="normal" style:font-weight-complex="normal"/>
    </style:style>
    <style:style style:name="P28" style:family="paragraph" style:parent-style-name="Standard">
      <style:paragraph-properties fo:line-height="150%"/>
      <style:text-properties style:font-name="Ubuntu" fo:font-size="14pt" fo:font-weight="normal" officeooo:rsid="002ed858" officeooo:paragraph-rsid="0031f2a0" style:font-weight-asian="normal" style:font-weight-complex="normal"/>
    </style:style>
    <style:style style:name="P29" style:family="paragraph" style:parent-style-name="Standard">
      <style:paragraph-properties fo:line-height="150%"/>
      <style:text-properties style:font-name="Ubuntu" fo:font-size="14pt" fo:font-weight="normal" officeooo:rsid="002d3aa2" officeooo:paragraph-rsid="002d3aa2" style:font-weight-asian="normal" style:font-weight-complex="normal"/>
    </style:style>
    <style:style style:name="P30" style:family="paragraph" style:parent-style-name="Standard">
      <style:paragraph-properties fo:line-height="150%"/>
      <style:text-properties style:font-name="Ubuntu" fo:font-size="14pt" fo:font-weight="normal" officeooo:rsid="002d3aa2" officeooo:paragraph-rsid="0031f2a0" style:font-weight-asian="normal" style:font-weight-complex="normal"/>
    </style:style>
    <style:style style:name="P31" style:family="paragraph" style:parent-style-name="Standard">
      <style:paragraph-properties fo:line-height="150%"/>
      <style:text-properties style:font-name="Ubuntu" fo:font-size="14pt" fo:font-weight="normal" officeooo:rsid="0031f2a0" officeooo:paragraph-rsid="0031f2a0" style:font-weight-asian="normal" style:font-weight-complex="normal"/>
    </style:style>
    <style:style style:name="P32" style:family="paragraph" style:parent-style-name="Standard">
      <style:paragraph-properties fo:line-height="150%"/>
      <style:text-properties style:font-name="Ubuntu" fo:font-size="14pt" officeooo:rsid="003986fd" officeooo:paragraph-rsid="003986fd"/>
    </style:style>
    <style:style style:name="P33" style:family="paragraph" style:parent-style-name="Standard">
      <style:paragraph-properties fo:line-height="150%"/>
      <style:text-properties style:font-name="Ubuntu" fo:font-size="14pt" officeooo:rsid="003aef06" officeooo:paragraph-rsid="003aef06"/>
    </style:style>
    <style:style style:name="P34" style:family="paragraph" style:parent-style-name="Standard">
      <style:paragraph-properties fo:line-height="150%"/>
      <style:text-properties style:font-name="Ubuntu" officeooo:paragraph-rsid="0014136b"/>
    </style:style>
    <style:style style:name="P35" style:family="paragraph" style:parent-style-name="Standard">
      <style:paragraph-properties fo:line-height="150%"/>
      <style:text-properties style:font-name="Ubuntu" officeooo:paragraph-rsid="0019de01"/>
    </style:style>
    <style:style style:name="P36" style:family="paragraph" style:parent-style-name="Standard">
      <style:paragraph-properties fo:line-height="150%"/>
      <style:text-properties style:font-name="Ubuntu" officeooo:paragraph-rsid="00266d01"/>
    </style:style>
    <style:style style:name="P37" style:family="paragraph" style:parent-style-name="Standard">
      <style:paragraph-properties fo:line-height="150%"/>
      <style:text-properties style:font-name="Ubuntu" officeooo:paragraph-rsid="002b85ec"/>
    </style:style>
    <style:style style:name="P38" style:family="paragraph" style:parent-style-name="Standard">
      <style:paragraph-properties fo:line-height="150%"/>
      <style:text-properties style:font-name="Ubuntu" officeooo:paragraph-rsid="003cc5c4"/>
    </style:style>
    <style:style style:name="P39" style:family="paragraph" style:parent-style-name="Standard">
      <style:paragraph-properties fo:line-height="150%"/>
      <style:text-properties style:font-name="Ubuntu" officeooo:paragraph-rsid="00266d01" fo:background-color="#dddddd"/>
    </style:style>
    <style:style style:name="P40" style:family="paragraph" style:parent-style-name="Standard">
      <style:paragraph-properties fo:line-height="150%"/>
      <style:text-properties officeooo:paragraph-rsid="001872a4"/>
    </style:style>
    <style:style style:name="P41" style:family="paragraph" style:parent-style-name="Standard">
      <style:paragraph-properties fo:line-height="150%"/>
      <style:text-properties officeooo:paragraph-rsid="002b85ec"/>
    </style:style>
    <style:style style:name="P42" style:family="paragraph" style:parent-style-name="Standard">
      <style:paragraph-properties fo:line-height="150%"/>
      <style:text-properties fo:color="#000000" loext:opacity="100%" style:font-name="Ubuntu" fo:font-size="14pt" officeooo:rsid="0016f17d" officeooo:paragraph-rsid="001872a4" style:font-size-asian="14pt" style:font-size-complex="14pt"/>
    </style:style>
    <style:style style:name="P43" style:family="paragraph" style:parent-style-name="Standard">
      <style:paragraph-properties fo:line-height="150%"/>
      <style:text-properties fo:color="#000000" loext:opacity="100%" style:font-name="Ubuntu" fo:font-size="14pt" officeooo:rsid="0016f17d" officeooo:paragraph-rsid="0016f17d" style:font-size-asian="14pt" style:font-size-complex="14pt"/>
    </style:style>
    <style:style style:name="P44" style:family="paragraph" style:parent-style-name="Standard">
      <style:paragraph-properties fo:line-height="150%"/>
      <style:text-properties fo:color="#000000" loext:opacity="100%" style:font-name="Ubuntu" fo:font-size="14pt" officeooo:paragraph-rsid="0019de01" style:font-size-asian="14pt" style:font-size-complex="14pt"/>
    </style:style>
    <style:style style:name="P45" style:family="paragraph" style:parent-style-name="Standard">
      <style:paragraph-properties fo:line-height="150%"/>
      <style:text-properties fo:color="#000000" loext:opacity="100%" style:font-name="Ubuntu" fo:font-size="14pt" officeooo:paragraph-rsid="002b85ec" style:font-size-asian="14pt" style:font-size-complex="14pt"/>
    </style:style>
    <style:style style:name="P46" style:family="paragraph" style:parent-style-name="Standard">
      <style:paragraph-properties fo:line-height="150%"/>
      <style:text-properties fo:color="#000000" loext:opacity="100%" style:font-name="Ubuntu" fo:font-size="14pt" officeooo:paragraph-rsid="003613d6" style:font-size-asian="14pt" style:font-size-complex="14pt"/>
    </style:style>
    <style:style style:name="P47" style:family="paragraph" style:parent-style-name="Standard">
      <style:paragraph-properties fo:line-height="150%"/>
      <style:text-properties fo:color="#000000" loext:opacity="100%" style:font-name="Ubuntu" fo:font-size="14pt" officeooo:rsid="001872a4" officeooo:paragraph-rsid="0019de01" style:font-size-asian="14pt" style:font-size-complex="14pt"/>
    </style:style>
    <style:style style:name="P48" style:family="paragraph" style:parent-style-name="Standard">
      <style:paragraph-properties fo:line-height="150%"/>
      <style:text-properties fo:color="#000000" loext:opacity="100%" style:font-name="Ubuntu" fo:font-size="14pt" fo:font-weight="normal" officeooo:rsid="002d3aa2" officeooo:paragraph-rsid="0031f2a0" style:font-weight-asian="normal" style:font-weight-complex="normal"/>
    </style:style>
    <style:style style:name="P49" style:family="paragraph" style:parent-style-name="Standard">
      <style:paragraph-properties fo:line-height="150%"/>
      <style:text-properties fo:color="#000000" loext:opacity="100%" style:font-name="Ubuntu" fo:font-size="14pt" fo:font-weight="normal" officeooo:paragraph-rsid="0031f2a0"/>
    </style:style>
    <style:style style:name="P50" style:family="paragraph" style:parent-style-name="Standard">
      <style:paragraph-properties fo:line-height="150%"/>
      <style:text-properties fo:color="#000000" loext:opacity="100%" style:font-name="Ubuntu" fo:font-size="14pt" officeooo:paragraph-rsid="0013bf34"/>
    </style:style>
    <style:style style:name="P51" style:family="paragraph" style:parent-style-name="Standard">
      <style:paragraph-properties fo:line-height="150%"/>
      <style:text-properties fo:color="#000000" loext:opacity="100%" style:font-name="Ubuntu" fo:font-size="14pt" officeooo:paragraph-rsid="003613d6"/>
    </style:style>
    <style:style style:name="P52" style:family="paragraph" style:parent-style-name="Standard">
      <style:paragraph-properties fo:line-height="150%"/>
      <style:text-properties fo:color="#000000" loext:opacity="100%" style:font-name="Ubuntu" fo:font-size="14pt" officeooo:rsid="0033bccf" officeooo:paragraph-rsid="0033bccf"/>
    </style:style>
    <style:style style:name="P53" style:family="paragraph" style:parent-style-name="Standard">
      <style:paragraph-properties fo:line-height="150%"/>
      <style:text-properties fo:color="#000000" loext:opacity="100%" style:font-name="Ubuntu" fo:font-size="14pt" officeooo:rsid="0037b663" officeooo:paragraph-rsid="0037b663"/>
    </style:style>
    <style:style style:name="P54" style:family="paragraph" style:parent-style-name="Standard">
      <style:paragraph-properties fo:line-height="150%"/>
      <style:text-properties fo:color="#000000" loext:opacity="100%" style:font-name="Ubuntu" officeooo:paragraph-rsid="003613d6"/>
    </style:style>
    <style:style style:name="P5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3bf34" officeooo:paragraph-rsid="0013bf34" style:font-size-asian="14pt" style:font-size-complex="14pt"/>
    </style:style>
    <style:style style:name="P5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3bf34" officeooo:paragraph-rsid="003b279c" style:font-size-asian="14pt" style:font-size-complex="14pt"/>
    </style:style>
    <style:style style:name="P5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3bf34" officeooo:paragraph-rsid="00421770" style:font-size-asian="14pt" style:font-size-complex="14pt"/>
    </style:style>
    <style:style style:name="P5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4136b" officeooo:paragraph-rsid="0014136b" style:font-size-asian="14pt" style:font-size-complex="14pt"/>
    </style:style>
    <style:style style:name="P5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872a4" officeooo:paragraph-rsid="001872a4" style:font-size-asian="14pt" style:font-size-complex="14pt"/>
    </style:style>
    <style:style style:name="P6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9de01" officeooo:paragraph-rsid="0019de01" style:font-size-asian="14pt" style:font-size-complex="14pt"/>
    </style:style>
    <style:style style:name="P6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a00da" officeooo:paragraph-rsid="001a00da" style:font-size-asian="14pt" style:font-size-complex="14pt"/>
    </style:style>
    <style:style style:name="P6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24d438" officeooo:paragraph-rsid="0024d438" style:font-size-asian="14pt" style:font-size-complex="14pt"/>
    </style:style>
    <style:style style:name="P6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2b85ec" style:font-size-asian="14pt" style:font-size-complex="14pt"/>
    </style:style>
    <style:style style:name="P6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3bccf" officeooo:paragraph-rsid="0013bf34" style:font-size-asian="14pt" style:font-size-complex="14pt"/>
    </style:style>
    <style:style style:name="P6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46b65" officeooo:paragraph-rsid="0013bf34" style:font-size-asian="14pt" style:font-size-complex="14pt"/>
    </style:style>
    <style:style style:name="P6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7b663" officeooo:paragraph-rsid="0013bf34" style:font-size-asian="14pt" style:font-size-complex="14pt"/>
    </style:style>
    <style:style style:name="P6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986fd" officeooo:paragraph-rsid="0013bf34" style:font-size-asian="14pt" style:font-size-complex="14pt"/>
    </style:style>
    <style:style style:name="P6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af23f" officeooo:paragraph-rsid="003af23f" style:font-size-asian="14pt" style:font-size-complex="14pt"/>
    </style:style>
    <style:style style:name="P6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279c" officeooo:paragraph-rsid="003b279c" style:font-size-asian="14pt" style:font-size-complex="14pt"/>
    </style:style>
    <style:style style:name="P7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279c" officeooo:paragraph-rsid="003c3851" style:font-size-asian="14pt" style:font-size-complex="14pt"/>
    </style:style>
    <style:style style:name="P7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c3851" officeooo:paragraph-rsid="003c3851" style:font-size-asian="14pt" style:font-size-complex="14pt"/>
    </style:style>
    <style:style style:name="P7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cc5c4" officeooo:paragraph-rsid="003cc5c4" style:font-size-asian="14pt" style:font-size-complex="14pt"/>
    </style:style>
    <style:style style:name="P7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e0b94" officeooo:paragraph-rsid="003e0b94" style:font-size-asian="14pt" style:font-size-complex="14pt"/>
    </style:style>
    <style:style style:name="P7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ffdb2" officeooo:paragraph-rsid="003ffdb2" style:font-size-asian="14pt" style:font-size-complex="14pt"/>
    </style:style>
    <style:style style:name="P7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21770" officeooo:paragraph-rsid="00421770" style:font-size-asian="14pt" style:font-size-complex="14pt"/>
    </style:style>
    <style:style style:name="P7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2843f" officeooo:paragraph-rsid="0042843f" style:font-size-asian="14pt" style:font-size-complex="14pt"/>
    </style:style>
    <style:style style:name="P7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378c9" officeooo:paragraph-rsid="004378c9" style:font-size-asian="14pt" style:font-size-complex="14pt"/>
    </style:style>
    <style:style style:name="P7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378c9" officeooo:paragraph-rsid="004407e4" style:font-size-asian="14pt" style:font-size-complex="14pt"/>
    </style:style>
    <style:style style:name="P7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407e4" officeooo:paragraph-rsid="004407e4" style:font-size-asian="14pt" style:font-size-complex="14pt"/>
    </style:style>
    <style:style style:name="P8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407e4" officeooo:paragraph-rsid="0045fcb5" style:font-size-asian="14pt" style:font-size-complex="14pt"/>
    </style:style>
    <style:style style:name="P8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5fcb5" officeooo:paragraph-rsid="0045fcb5" style:font-size-asian="14pt" style:font-size-complex="14pt"/>
    </style:style>
    <style:style style:name="P8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7267b" officeooo:paragraph-rsid="0047267b" style:font-size-asian="14pt" style:font-size-complex="14pt"/>
    </style:style>
    <style:style style:name="P8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266d01" officeooo:paragraph-rsid="00266d01" style:font-size-asian="14pt" style:font-weight-asian="normal" style:font-size-complex="14pt" style:font-weight-complex="normal"/>
    </style:style>
    <style:style style:name="P8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290266" officeooo:paragraph-rsid="00266d01" style:font-size-asian="14pt" style:font-weight-asian="normal" style:font-size-complex="14pt" style:font-weight-complex="normal"/>
    </style:style>
    <style:style style:name="P8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290266" officeooo:paragraph-rsid="002d3aa2" style:font-size-asian="14pt" style:font-weight-asian="normal" style:font-size-complex="14pt" style:font-weight-complex="normal"/>
    </style:style>
    <style:style style:name="P8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1f2a0" officeooo:paragraph-rsid="002d3aa2" style:font-size-asian="14pt" style:font-weight-asian="normal" style:font-size-complex="14pt" style:font-weight-complex="normal"/>
    </style:style>
    <style:style style:name="P87"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13bf34" officeooo:paragraph-rsid="0016f17d" style:font-size-asian="14pt" style:font-weight-asian="bold" style:font-size-complex="14pt" style:font-weight-complex="bold"/>
    </style:style>
    <style:style style:name="P88" style:family="paragraph" style:parent-style-name="Standard">
      <style:paragraph-properties fo:line-height="150%"/>
      <style:text-properties fo:font-variant="normal" fo:text-transform="none" fo:color="#000000" loext:opacity="100%" style:font-name="Ubuntu" fo:font-size="14pt" fo:letter-spacing="normal" fo:font-style="normal" style:text-underline-style="none" fo:font-weight="normal" officeooo:rsid="0019de01" officeooo:paragraph-rsid="0019de01" fo:background-color="#dddddd" style:font-size-asian="14pt" style:font-size-complex="14pt"/>
    </style:style>
    <style:style style:name="P89" style:family="paragraph" style:parent-style-name="Standard">
      <style:paragraph-properties fo:line-height="150%"/>
      <style:text-properties fo:font-variant="normal" fo:text-transform="none" fo:color="#000000" loext:opacity="100%" style:font-name="Ubuntu" fo:font-size="14pt" fo:letter-spacing="normal" fo:font-style="normal" style:text-underline-style="none" fo:font-weight="normal" officeooo:rsid="0013bf34" officeooo:paragraph-rsid="0013bf34" style:font-size-asian="14pt" style:font-size-complex="14pt"/>
    </style:style>
    <style:style style:name="P90" style:family="paragraph" style:parent-style-name="Standard">
      <style:paragraph-properties fo:line-height="150%"/>
      <style:text-properties fo:font-variant="normal" fo:text-transform="none" fo:color="#000000" loext:opacity="100%" style:font-name="Ubuntu" fo:font-size="14pt" fo:letter-spacing="normal" fo:font-style="normal" style:text-underline-style="none" fo:font-weight="normal" officeooo:rsid="003e0b94" officeooo:paragraph-rsid="003e0b94" style:font-size-asian="14pt" style:font-size-complex="14pt"/>
    </style:style>
    <style:style style:name="P91" style:family="paragraph" style:parent-style-name="Text_20_body">
      <style:paragraph-properties fo:margin-top="0cm" fo:margin-bottom="0cm" style:contextual-spacing="false" fo:line-height="150%"/>
      <style:text-properties fo:font-variant="normal" fo:text-transform="none" fo:color="#000000" loext:opacity="100%" style:font-name="Ubuntu" fo:font-size="14pt" fo:letter-spacing="normal" fo:font-style="normal" fo:font-weight="normal" officeooo:rsid="00213ea8" officeooo:paragraph-rsid="00213ea8" style:font-size-asian="14pt" style:font-size-complex="14pt"/>
    </style:style>
    <style:style style:name="P92" style:family="paragraph" style:parent-style-name="Text_20_body">
      <style:paragraph-properties fo:margin-top="0cm" fo:margin-bottom="0cm" style:contextual-spacing="false" fo:line-height="150%"/>
      <style:text-properties fo:font-variant="normal" fo:text-transform="none" fo:color="#000000" loext:opacity="100%" style:font-name="Ubuntu" fo:font-size="14pt" fo:letter-spacing="normal" fo:font-style="normal" fo:font-weight="normal" officeooo:rsid="0013bf34" officeooo:paragraph-rsid="00213ea8" style:font-size-asian="14pt" style:font-size-complex="14pt"/>
    </style:style>
    <style:style style:name="P93" style:family="paragraph" style:parent-style-name="Text_20_body">
      <style:paragraph-properties fo:margin-top="0cm" fo:margin-bottom="0cm" style:contextual-spacing="false" fo:line-height="150%"/>
      <style:text-properties fo:font-variant="normal" fo:text-transform="none" fo:color="#000000" loext:opacity="100%" style:font-name="Ubuntu" fo:font-size="14pt" fo:letter-spacing="normal" fo:font-style="normal" style:text-underline-style="none" fo:font-weight="normal" officeooo:rsid="0024aa32" officeooo:paragraph-rsid="0024aa32" fo:background-color="#dddddd" style:font-size-asian="14pt" style:font-size-complex="14pt"/>
    </style:style>
    <style:style style:name="P94" style:family="paragraph" style:parent-style-name="Text_20_body">
      <style:paragraph-properties fo:margin-top="0cm" fo:margin-bottom="0cm" style:contextual-spacing="false" fo:line-height="150%"/>
      <style:text-properties fo:color="#000000" loext:opacity="100%" style:font-name="Ubuntu" fo:font-size="14pt" officeooo:paragraph-rsid="00213ea8" style:font-size-asian="14pt" style:font-size-complex="14pt"/>
    </style:style>
    <style:style style:name="P95" style:family="paragraph" style:parent-style-name="Text_20_body">
      <style:paragraph-properties fo:margin-top="0cm" fo:margin-bottom="0cm" style:contextual-spacing="false" fo:line-height="150%" fo:text-align="start" style:justify-single-word="false"/>
      <style:text-properties fo:font-size="14pt" officeooo:rsid="004a4cb8" officeooo:paragraph-rsid="004bd570" style:font-size-asian="14pt" style:font-size-complex="14pt"/>
    </style:style>
    <style:style style:name="P96" style:family="paragraph" style:parent-style-name="Text_20_body">
      <style:paragraph-properties fo:line-height="150%"/>
      <style:text-properties fo:color="#000000" loext:opacity="100%" style:font-name="Ubuntu" fo:font-size="14pt" officeooo:rsid="00213ea8" officeooo:paragraph-rsid="00213ea8" style:font-size-asian="14pt" style:font-size-complex="14pt"/>
    </style:style>
    <style:style style:name="P97" style:family="paragraph" style:parent-style-name="Text_20_body">
      <style:paragraph-properties fo:line-height="150%"/>
      <style:text-properties fo:color="#000000" loext:opacity="100%" style:font-name="Ubuntu" fo:font-size="14pt" officeooo:rsid="0022ac80" officeooo:paragraph-rsid="0022ac80" style:font-size-asian="14pt" style:font-size-complex="14pt"/>
    </style:style>
    <style:style style:name="P98" style:family="paragraph" style:parent-style-name="Text_20_body">
      <style:paragraph-properties fo:line-height="150%"/>
      <style:text-properties fo:color="#000000" loext:opacity="100%" style:font-name="Ubuntu" fo:font-size="14pt" officeooo:paragraph-rsid="0024aa32"/>
    </style:style>
    <style:style style:name="P99" style:family="paragraph" style:parent-style-name="Text_20_body">
      <style:paragraph-properties fo:line-height="150%"/>
      <style:text-properties fo:color="#000000" loext:opacity="100%" style:font-name="Ubuntu" fo:font-size="14pt" fo:font-weight="bold" officeooo:rsid="0024aa32" officeooo:paragraph-rsid="0024aa32" fo:background-color="transparent" style:font-weight-asian="bold" style:font-weight-complex="bold"/>
    </style:style>
    <style:style style:name="P100" style:family="paragraph" style:parent-style-name="Heading_20_1">
      <style:paragraph-properties fo:line-height="150%" fo:text-align="center" style:justify-single-word="false"/>
      <style:text-properties style:font-name="Ubuntu"/>
    </style:style>
    <style:style style:name="P101" style:family="paragraph" style:parent-style-name="Heading_20_2">
      <style:paragraph-properties fo:line-height="150%" fo:text-align="center" style:justify-single-word="false"/>
      <style:text-properties style:font-name="Ubuntu"/>
    </style:style>
    <style:style style:name="P102" style:family="paragraph" style:parent-style-name="Heading_20_2">
      <style:paragraph-properties fo:line-height="150%" fo:text-align="center" style:justify-single-word="false"/>
      <style:text-properties style:font-name="Ubuntu" fo:font-weight="bold" style:font-weight-asian="bold" style:font-weight-complex="bold"/>
    </style:style>
    <style:style style:name="P103" style:family="paragraph" style:parent-style-name="Heading_20_2">
      <style:paragraph-properties fo:line-height="150%" fo:text-align="center" style:justify-single-word="false"/>
      <style:text-properties fo:color="#000000" loext:opacity="100%" style:font-name="Ubuntu" fo:font-weight="bold" style:font-weight-asian="bold" style:font-weight-complex="bold"/>
    </style:style>
    <style:style style:name="P104" style:family="paragraph" style:parent-style-name="Text_20_body">
      <style:paragraph-properties fo:margin-top="0cm" fo:margin-bottom="0cm" style:contextual-spacing="false" fo:line-height="150%" fo:text-align="start" style:justify-single-word="false"/>
      <style:text-properties style:font-name="Ubuntu" fo:font-size="14pt" officeooo:rsid="004bd570" officeooo:paragraph-rsid="004bd570" fo:background-color="#dddddd" style:font-size-asian="14pt" style:font-size-complex="14pt"/>
    </style:style>
    <style:style style:name="P105" style:family="paragraph" style:parent-style-name="Text_20_body">
      <style:paragraph-properties fo:margin-top="0cm" fo:margin-bottom="0cm" style:contextual-spacing="false" fo:line-height="150%" fo:text-align="start" style:justify-single-word="false"/>
      <style:text-properties style:font-name="Ubuntu" fo:font-size="14pt" officeooo:rsid="004cd8b1" officeooo:paragraph-rsid="004cd8b1" fo:background-color="transparent" style:font-size-asian="14pt" style:font-size-complex="14pt"/>
    </style:style>
    <style:style style:name="T1" style:family="text">
      <style:text-properties fo:font-size="18.2000007629395pt" fo:font-weight="bold" officeooo:rsid="000eddd2" style:font-name-asian="Noto Sans CJK SC" style:font-size-asian="18.2000007629395pt" style:font-weight-asian="bold" style:font-name-complex="Lohit Devanagari" style:font-size-complex="18.2000007629395pt" style:font-weight-complex="bold"/>
    </style:style>
    <style:style style:name="T2" style:family="text">
      <style:text-properties fo:font-weight="bold" style:font-weight-asian="bold" style:font-weight-complex="bold"/>
    </style:style>
    <style:style style:name="T3" style:family="text">
      <style:text-properties fo:font-weight="bold" officeooo:rsid="001294da" style:font-weight-asian="bold" style:font-weight-complex="bold"/>
    </style:style>
    <style:style style:name="T4" style:family="text">
      <style:text-properties fo:font-weight="bold" officeooo:rsid="0013bf34" style:font-weight-asian="bold" style:font-weight-complex="bold"/>
    </style:style>
    <style:style style:name="T5" style:family="text">
      <style:text-properties fo:font-weight="bold" officeooo:rsid="0013bf34" style:font-size-asian="14pt" style:font-weight-asian="bold" style:font-size-complex="14pt" style:font-weight-complex="bold"/>
    </style:style>
    <style:style style:name="T6" style:family="text">
      <style:text-properties fo:background-color="#dddddd" loext:char-shading-value="0"/>
    </style:style>
    <style:style style:name="T7" style:family="text">
      <style:text-properties officeooo:rsid="0013bf34" fo:background-color="#dddddd" loext:char-shading-value="0"/>
    </style:style>
    <style:style style:name="T8" style:family="text">
      <style:text-properties officeooo:rsid="003c3851" fo:background-color="#dddddd" loext:char-shading-value="0"/>
    </style:style>
    <style:style style:name="T9" style:family="text">
      <style:text-properties officeooo:rsid="0041de03" fo:background-color="#dddddd" loext:char-shading-value="0"/>
    </style:style>
    <style:style style:name="T10" style:family="text">
      <style:text-properties officeooo:rsid="004378c9" fo:background-color="#dddddd" loext:char-shading-value="0"/>
    </style:style>
    <style:style style:name="T11" style:family="text">
      <style:text-properties officeooo:rsid="0045fcb5" fo:background-color="#dddddd" loext:char-shading-value="0"/>
    </style:style>
    <style:style style:name="T12" style:family="text">
      <style:text-properties fo:color="#000000" loext:opacity="100%" fo:background-color="#dddddd" loext:char-shading-value="0"/>
    </style:style>
    <style:style style:name="T13" style:family="text">
      <style:text-properties fo:color="#000000" loext:opacity="100%" fo:font-weight="bold" officeooo:rsid="0013bf34" style:font-size-asian="14pt" style:font-weight-asian="bold" style:font-size-complex="14pt" style:font-weight-complex="bold"/>
    </style:style>
    <style:style style:name="T14" style:family="text">
      <style:text-properties officeooo:rsid="0010d3a9"/>
    </style:style>
    <style:style style:name="T15" style:family="text">
      <style:text-properties officeooo:rsid="001294da"/>
    </style:style>
    <style:style style:name="T16" style:family="text">
      <style:text-properties officeooo:rsid="0013bf34"/>
    </style:style>
    <style:style style:name="T17" style:family="text">
      <style:text-properties fo:font-variant="normal" fo:text-transform="none" fo:color="#000000" loext:opacity="100%" style:font-name="Ubuntu" fo:font-size="14pt" fo:letter-spacing="normal" fo:font-style="normal" fo:font-weight="bold" officeooo:rsid="00290266" style:font-size-asian="14pt" style:font-weight-asian="bold" style:font-size-complex="14pt" style:font-weight-complex="bold"/>
    </style:style>
    <style:style style:name="T18" style:family="text">
      <style:text-properties fo:font-variant="normal" fo:text-transform="none" fo:color="#000000" loext:opacity="100%" style:font-name="Ubuntu" fo:font-size="14pt" fo:letter-spacing="normal" fo:font-style="normal" fo:font-weight="bold" officeooo:rsid="0013bf34" style:font-size-asian="14pt" style:font-weight-asian="bold" style:font-size-complex="14pt" style:font-weight-complex="bold"/>
    </style:style>
    <style:style style:name="T19" style:family="text">
      <style:text-properties fo:font-variant="normal" fo:text-transform="none" fo:color="#000000" loext:opacity="100%" style:font-name="Ubuntu" fo:font-size="14pt" fo:letter-spacing="normal" fo:font-style="normal" fo:font-weight="bold" officeooo:rsid="0016f17d" style:font-size-asian="14pt" style:font-weight-asian="bold" style:font-size-complex="14pt" style:font-weight-complex="bold"/>
    </style:style>
    <style:style style:name="T20" style:family="text">
      <style:text-properties fo:font-variant="normal" fo:text-transform="none" fo:color="#000000" loext:opacity="100%" style:font-name="Ubuntu" fo:font-size="14pt" fo:letter-spacing="normal" fo:font-style="normal" fo:font-weight="normal" style:font-size-asian="14pt" style:font-size-complex="14pt"/>
    </style:style>
    <style:style style:name="T21" style:family="text">
      <style:text-properties fo:font-variant="normal" fo:text-transform="none" fo:color="#000000" loext:opacity="100%" style:font-name="Ubuntu" fo:font-size="14pt" fo:letter-spacing="normal" fo:font-style="normal" fo:font-weight="normal" officeooo:rsid="0016f17d" style:font-size-asian="14pt" style:font-size-complex="14pt"/>
    </style:style>
    <style:style style:name="T22" style:family="text">
      <style:text-properties fo:font-variant="normal" fo:text-transform="none" fo:color="#000000" loext:opacity="100%" style:font-name="Ubuntu" fo:font-size="14pt" fo:letter-spacing="normal" fo:font-style="normal" fo:font-weight="normal" style:font-size-asian="14pt" style:font-size-complex="14pt" loext:padding="0cm" loext:border="none"/>
    </style:style>
    <style:style style:name="T23" style:family="text">
      <style:text-properties fo:font-variant="normal" fo:text-transform="none" fo:color="#000000" loext:opacity="100%" style:font-name="Ubuntu" fo:font-size="14pt" fo:letter-spacing="normal" fo:font-style="normal" fo:font-weight="normal" officeooo:rsid="002ac97f" style:font-size-asian="14pt" style:font-size-complex="14pt"/>
    </style:style>
    <style:style style:name="T24" style:family="text">
      <style:text-properties fo:font-variant="normal" fo:text-transform="none" fo:color="#000000" loext:opacity="100%" style:font-name="Ubuntu" fo:font-size="14pt" fo:letter-spacing="normal" fo:font-style="normal" fo:font-weight="normal" officeooo:rsid="002b85ec" style:font-size-asian="14pt" style:font-size-complex="14pt"/>
    </style:style>
    <style:style style:name="T25" style:family="text">
      <style:text-properties fo:font-variant="normal" fo:text-transform="none" fo:color="#000000" loext:opacity="100%" style:font-name="Ubuntu" fo:font-size="14pt" fo:letter-spacing="normal" fo:font-style="normal" fo:font-weight="normal" officeooo:rsid="001294da" style:font-size-asian="14pt" style:font-size-complex="14pt" loext:padding="0cm" loext:border="none"/>
    </style:style>
    <style:style style:name="T26" style:family="text">
      <style:text-properties fo:font-variant="normal" fo:text-transform="none" fo:color="#000000" loext:opacity="100%" style:font-name="Ubuntu" fo:font-size="14pt" fo:letter-spacing="normal" fo:font-style="normal" fo:font-weight="normal" officeooo:rsid="0010d3a9" style:font-size-asian="14pt" style:font-size-complex="14pt" loext:padding="0cm" loext:border="none"/>
    </style:style>
    <style:style style:name="T27" style:family="text">
      <style:text-properties fo:font-variant="normal" fo:text-transform="none" fo:color="#000000" loext:opacity="100%" style:font-name="Ubuntu" fo:font-size="14pt" fo:letter-spacing="normal" fo:font-style="normal" fo:font-weight="normal" officeooo:rsid="0015cda3" style:font-size-asian="14pt" style:font-size-complex="14pt" loext:padding="0cm" loext:border="none"/>
    </style:style>
    <style:style style:name="T28" style:family="text">
      <style:text-properties fo:font-variant="normal" fo:text-transform="none" fo:color="#000000" loext:opacity="100%" style:font-name="Ubuntu" fo:font-size="14pt" fo:letter-spacing="normal" fo:font-style="normal" fo:font-weight="normal" officeooo:rsid="00290266" style:font-size-asian="14pt" style:font-weight-asian="normal" style:font-size-complex="14pt" style:font-weight-complex="normal"/>
    </style:style>
    <style:style style:name="T29" style:family="text">
      <style:text-properties fo:font-variant="normal" fo:text-transform="none" fo:color="#000000" loext:opacity="100%" style:font-name="Ubuntu" fo:font-size="14pt" fo:letter-spacing="normal" fo:font-style="normal" fo:font-weight="normal" officeooo:rsid="002ac97f" style:font-size-asian="14pt" style:font-weight-asian="normal" style:font-size-complex="14pt" style:font-weight-complex="normal"/>
    </style:style>
    <style:style style:name="T30" style:family="text">
      <style:text-properties fo:font-variant="normal" fo:text-transform="none" fo:color="#000000" loext:opacity="100%" style:font-name="Ubuntu" fo:font-size="14pt" fo:letter-spacing="normal" fo:font-style="normal" fo:font-weight="normal" officeooo:rsid="002b85ec" style:font-size-asian="14pt" style:font-style-asian="normal" style:font-size-complex="14pt" style:font-style-complex="normal"/>
    </style:style>
    <style:style style:name="T31" style:family="text">
      <style:text-properties fo:font-variant="normal" fo:text-transform="none" fo:color="#000000" loext:opacity="100%" style:font-name="Ubuntu" fo:font-size="14pt" fo:letter-spacing="normal" fo:font-style="normal" fo:font-weight="normal" officeooo:rsid="0016f17d" fo:background-color="#dddddd" loext:char-shading-value="0" style:font-size-asian="14pt" style:font-size-complex="14pt"/>
    </style:style>
    <style:style style:name="T32" style:family="text">
      <style:text-properties fo:font-variant="normal" fo:text-transform="none" fo:color="#000000" loext:opacity="100%" fo:letter-spacing="normal" fo:font-style="normal" fo:font-weight="normal" style:font-size-asian="14pt" style:font-size-complex="14pt"/>
    </style:style>
    <style:style style:name="T33" style:family="text">
      <style:text-properties fo:font-variant="normal" fo:text-transform="none" fo:color="#000000" loext:opacity="100%" fo:letter-spacing="normal" fo:font-style="normal" fo:font-weight="normal" officeooo:rsid="001294da" style:font-size-asian="14pt" style:font-size-complex="14pt"/>
    </style:style>
    <style:style style:name="T34" style:family="text">
      <style:text-properties fo:font-variant="normal" fo:text-transform="none" fo:color="#000000" loext:opacity="100%" fo:letter-spacing="normal" fo:font-style="normal" fo:font-weight="normal" officeooo:rsid="0010d3a9" style:font-size-asian="14pt" style:font-size-complex="14pt"/>
    </style:style>
    <style:style style:name="T35" style:family="text">
      <style:text-properties fo:font-variant="normal" fo:text-transform="none" fo:color="#000000" loext:opacity="100%" fo:letter-spacing="normal" fo:font-style="normal" fo:font-weight="normal" officeooo:rsid="0013bf34" style:font-size-asian="14pt" style:font-size-complex="14pt"/>
    </style:style>
    <style:style style:name="T36" style:family="text">
      <style:text-properties fo:font-variant="normal" fo:text-transform="none" fo:color="#000000" loext:opacity="100%" fo:letter-spacing="normal" fo:font-style="normal" fo:font-weight="normal" officeooo:rsid="0014136b" style:font-size-asian="14pt" style:font-size-complex="14pt"/>
    </style:style>
    <style:style style:name="T37" style:family="text">
      <style:text-properties fo:font-variant="normal" fo:text-transform="none" fo:color="#000000" loext:opacity="100%" fo:letter-spacing="normal" fo:font-style="normal" fo:font-weight="normal" officeooo:rsid="0015cda3" style:font-size-asian="14pt" style:font-size-complex="14pt"/>
    </style:style>
    <style:style style:name="T38" style:family="text">
      <style:text-properties fo:font-variant="normal" fo:text-transform="none" fo:color="#000000" loext:opacity="100%" fo:letter-spacing="normal" fo:font-style="normal" fo:font-weight="normal" officeooo:rsid="0019de01" style:font-size-asian="14pt" style:font-size-complex="14pt"/>
    </style:style>
    <style:style style:name="T39" style:family="text">
      <style:text-properties fo:font-variant="normal" fo:text-transform="none" fo:color="#000000" loext:opacity="100%" fo:letter-spacing="normal" fo:font-style="normal" fo:font-weight="normal" officeooo:rsid="001a00da" style:font-size-asian="14pt" style:font-size-complex="14pt"/>
    </style:style>
    <style:style style:name="T40" style:family="text">
      <style:text-properties fo:font-variant="normal" fo:text-transform="none" fo:color="#000000" loext:opacity="100%" fo:letter-spacing="normal" fo:font-style="normal" fo:font-weight="normal" officeooo:rsid="0020947b" style:font-size-asian="14pt" style:font-size-complex="14pt"/>
    </style:style>
    <style:style style:name="T41" style:family="text">
      <style:text-properties fo:font-variant="normal" fo:text-transform="none" fo:color="#000000" loext:opacity="100%" fo:letter-spacing="normal" fo:font-style="normal" fo:font-weight="normal" officeooo:rsid="00213ea8" style:font-size-asian="14pt" style:font-size-complex="14pt"/>
    </style:style>
    <style:style style:name="T42" style:family="text">
      <style:text-properties fo:font-variant="normal" fo:text-transform="none" fo:color="#000000" loext:opacity="100%" fo:letter-spacing="normal" fo:font-style="normal" fo:font-weight="normal" officeooo:rsid="001f91aa" style:font-size-asian="14pt" style:font-size-complex="14pt"/>
    </style:style>
    <style:style style:name="T43" style:family="text">
      <style:text-properties fo:font-variant="normal" fo:text-transform="none" fo:color="#000000" loext:opacity="100%" fo:letter-spacing="normal" fo:font-style="normal" fo:font-weight="normal" officeooo:rsid="0037b663" style:font-size-asian="14pt" style:font-size-complex="14pt"/>
    </style:style>
    <style:style style:name="T44" style:family="text">
      <style:text-properties fo:font-variant="normal" fo:text-transform="none" fo:color="#000000" loext:opacity="100%" fo:letter-spacing="normal" fo:font-style="normal" fo:font-weight="normal" officeooo:rsid="003986fd" style:font-size-asian="14pt" style:font-size-complex="14pt"/>
    </style:style>
    <style:style style:name="T45" style:family="text">
      <style:text-properties fo:font-variant="normal" fo:text-transform="none" fo:color="#000000" loext:opacity="100%" fo:letter-spacing="normal" fo:font-style="normal" fo:font-weight="normal" officeooo:rsid="003af23f" style:font-size-asian="14pt" style:font-size-complex="14pt"/>
    </style:style>
    <style:style style:name="T46" style:family="text">
      <style:text-properties fo:font-variant="normal" fo:text-transform="none" fo:color="#000000" loext:opacity="100%" fo:letter-spacing="normal" fo:font-style="normal" fo:font-weight="normal" officeooo:rsid="00496ab8" style:font-size-asian="14pt" style:font-size-complex="14pt"/>
    </style:style>
    <style:style style:name="T47" style:family="text">
      <style:text-properties fo:font-variant="normal" fo:text-transform="none" fo:color="#000000" loext:opacity="100%" fo:letter-spacing="normal" fo:font-style="normal" fo:font-weight="normal" officeooo:rsid="00266d01" style:font-size-asian="14pt" style:font-weight-asian="normal" style:font-size-complex="14pt" style:font-weight-complex="normal"/>
    </style:style>
    <style:style style:name="T48" style:family="text">
      <style:text-properties fo:font-variant="normal" fo:text-transform="none" fo:color="#000000" loext:opacity="100%" fo:letter-spacing="normal" fo:font-style="normal" fo:font-weight="normal" fo:background-color="#dddddd" loext:char-shading-value="0" style:font-size-asian="14pt" style:font-size-complex="14pt"/>
    </style:style>
    <style:style style:name="T49" style:family="text">
      <style:text-properties fo:font-variant="normal" fo:text-transform="none" fo:color="#000000" loext:opacity="100%" fo:letter-spacing="normal" fo:font-style="normal" fo:font-weight="normal" officeooo:rsid="0013bf34" fo:background-color="#dddddd" loext:char-shading-value="0" style:font-size-asian="14pt" style:font-size-complex="14pt"/>
    </style:style>
    <style:style style:name="T50" style:family="text">
      <style:text-properties fo:font-variant="normal" fo:text-transform="none" fo:color="#000000" loext:opacity="100%" fo:letter-spacing="normal" fo:font-style="normal" fo:font-weight="normal" officeooo:rsid="0014136b" fo:background-color="#dddddd" loext:char-shading-value="0" style:font-size-asian="14pt" style:font-size-complex="14pt"/>
    </style:style>
    <style:style style:name="T51" style:family="text">
      <style:text-properties fo:font-variant="normal" fo:text-transform="none" fo:color="#000000" loext:opacity="100%" fo:letter-spacing="normal" fo:font-style="normal" fo:font-weight="normal" officeooo:rsid="0015cda3" fo:background-color="#dddddd" loext:char-shading-value="0" style:font-size-asian="14pt" style:font-size-complex="14pt"/>
    </style:style>
    <style:style style:name="T52" style:family="text">
      <style:text-properties fo:font-variant="normal" fo:text-transform="none" fo:color="#000000" loext:opacity="100%" fo:letter-spacing="normal" fo:font-style="normal" fo:font-weight="normal" officeooo:rsid="0016f17d" fo:background-color="#dddddd" loext:char-shading-value="0" style:font-size-asian="14pt" style:font-size-complex="14pt"/>
    </style:style>
    <style:style style:name="T53" style:family="text">
      <style:text-properties fo:font-variant="normal" fo:text-transform="none" fo:color="#000000" loext:opacity="100%" fo:letter-spacing="normal" fo:font-style="normal" fo:font-weight="normal" officeooo:rsid="001f6768" fo:background-color="#dddddd" loext:char-shading-value="0" style:font-size-asian="14pt" style:font-size-complex="14pt"/>
    </style:style>
    <style:style style:name="T54" style:family="text">
      <style:text-properties fo:font-variant="normal" fo:text-transform="none" fo:color="#000000" loext:opacity="100%" fo:letter-spacing="normal" fo:font-style="normal" fo:font-weight="normal" officeooo:rsid="00213ea8" fo:background-color="#dddddd" loext:char-shading-value="0" style:font-size-asian="14pt" style:font-size-complex="14pt"/>
    </style:style>
    <style:style style:name="T55" style:family="text">
      <style:text-properties fo:font-variant="normal" fo:text-transform="none" fo:color="#000000" loext:opacity="100%" fo:letter-spacing="normal" fo:font-style="normal" fo:font-weight="normal" officeooo:rsid="003af23f" fo:background-color="#dddddd" loext:char-shading-value="0" style:font-size-asian="14pt" style:font-size-complex="14pt"/>
    </style:style>
    <style:style style:name="T56" style:family="text">
      <style:text-properties fo:font-variant="normal" fo:text-transform="none" fo:color="#000000" loext:opacity="100%" fo:letter-spacing="normal" fo:font-style="normal" style:font-size-asian="14pt" style:font-size-complex="14pt"/>
    </style:style>
    <style:style style:name="T57" style:family="text">
      <style:text-properties fo:font-variant="normal" fo:text-transform="none" fo:color="#000000" loext:opacity="100%" fo:letter-spacing="normal" fo:font-style="normal" officeooo:rsid="0013bf34" style:font-size-asian="14pt" style:font-size-complex="14pt"/>
    </style:style>
    <style:style style:name="T58" style:family="text">
      <style:text-properties fo:font-variant="normal" fo:text-transform="none" fo:color="#000000" loext:opacity="100%" fo:letter-spacing="normal" fo:font-style="normal" officeooo:rsid="001f6768" style:font-size-asian="14pt" style:font-size-complex="14pt"/>
    </style:style>
    <style:style style:name="T59" style:family="text">
      <style:text-properties fo:font-variant="normal" fo:text-transform="none" fo:color="#000000" loext:opacity="100%" fo:letter-spacing="normal" fo:font-style="normal" officeooo:rsid="00277f8e" style:font-size-asian="14pt" style:font-size-complex="14pt"/>
    </style:style>
    <style:style style:name="T60" style:family="text">
      <style:text-properties fo:font-variant="normal" fo:text-transform="none" fo:color="#000000" loext:opacity="100%" fo:letter-spacing="normal" fo:font-style="normal" officeooo:rsid="00290266" style:font-size-asian="14pt" style:font-size-complex="14pt"/>
    </style:style>
    <style:style style:name="T61" style:family="text">
      <style:text-properties fo:font-variant="normal" fo:text-transform="none" fo:color="#000000" loext:opacity="100%" fo:letter-spacing="normal" fo:font-style="normal" officeooo:rsid="0030161c" style:font-size-asian="14pt" style:font-size-complex="14pt"/>
    </style:style>
    <style:style style:name="T62" style:family="text">
      <style:text-properties fo:font-variant="normal" fo:text-transform="none" fo:color="#000000" loext:opacity="100%" fo:letter-spacing="normal" fo:font-style="normal" officeooo:rsid="0031f2a0" style:font-size-asian="14pt" style:font-size-complex="14pt"/>
    </style:style>
    <style:style style:name="T63" style:family="text">
      <style:text-properties fo:font-variant="normal" fo:text-transform="none" fo:color="#000000" loext:opacity="100%" fo:letter-spacing="normal" fo:font-style="normal" officeooo:rsid="0037b663" style:font-size-asian="14pt" style:font-size-complex="14pt"/>
    </style:style>
    <style:style style:name="T64" style:family="text">
      <style:text-properties fo:font-variant="normal" fo:text-transform="none" fo:color="#000000" loext:opacity="100%" fo:letter-spacing="normal" fo:font-style="normal" fo:font-weight="bold" style:font-size-asian="14pt" style:font-weight-asian="bold" style:font-size-complex="14pt" style:font-weight-complex="bold"/>
    </style:style>
    <style:style style:name="T65" style:family="text">
      <style:text-properties fo:font-variant="normal" fo:text-transform="none" fo:color="#000000" loext:opacity="100%" fo:letter-spacing="normal" fo:font-style="normal" fo:font-weight="bold" officeooo:rsid="0014136b" style:font-size-asian="14pt" style:font-weight-asian="bold" style:font-size-complex="14pt" style:font-weight-complex="bold"/>
    </style:style>
    <style:style style:name="T66" style:family="text">
      <style:text-properties fo:font-variant="normal" fo:text-transform="none" fo:color="#000000" loext:opacity="100%" fo:letter-spacing="normal" fo:font-style="normal" fo:font-weight="bold" officeooo:rsid="0013bf34" style:font-size-asian="14pt" style:font-weight-asian="bold" style:font-size-complex="14pt" style:font-weight-complex="bold"/>
    </style:style>
    <style:style style:name="T67" style:family="text">
      <style:text-properties fo:font-variant="normal" fo:text-transform="none" fo:color="#000000" loext:opacity="100%" fo:letter-spacing="normal" fo:font-style="normal" fo:font-weight="bold" officeooo:rsid="0019de01" style:font-size-asian="14pt" style:font-weight-asian="bold" style:font-size-complex="14pt" style:font-weight-complex="bold"/>
    </style:style>
    <style:style style:name="T68" style:family="text">
      <style:text-properties fo:font-variant="normal" fo:text-transform="none" fo:color="#000000" loext:opacity="100%" fo:letter-spacing="normal" fo:font-style="normal" fo:font-weight="bold" officeooo:rsid="001a00da" style:font-size-asian="14pt" style:font-weight-asian="bold" style:font-size-complex="14pt" style:font-weight-complex="bold"/>
    </style:style>
    <style:style style:name="T69" style:family="text">
      <style:text-properties fo:font-variant="normal" fo:text-transform="none" fo:color="#000000" loext:opacity="100%" fo:letter-spacing="normal" fo:font-style="normal" fo:font-weight="bold" officeooo:rsid="001f91aa" style:font-size-asian="14pt" style:font-weight-asian="bold" style:font-size-complex="14pt" style:font-weight-complex="bold"/>
    </style:style>
    <style:style style:name="T70" style:family="text">
      <style:text-properties fo:font-variant="normal" fo:text-transform="none" fo:color="#000000" loext:opacity="100%" fo:letter-spacing="normal" fo:font-style="normal" fo:font-weight="bold" officeooo:rsid="00290266" style:font-size-asian="14pt" style:font-weight-asian="bold" style:font-size-complex="14pt" style:font-weight-complex="bold"/>
    </style:style>
    <style:style style:name="T71" style:family="text">
      <style:text-properties fo:font-variant="normal" fo:text-transform="none" fo:color="#000000" loext:opacity="100%" fo:letter-spacing="normal" fo:font-style="normal" style:text-underline-style="none" fo:font-weight="normal" style:font-size-asian="14pt" style:font-size-complex="14pt"/>
    </style:style>
    <style:style style:name="T72" style:family="text">
      <style:text-properties fo:font-variant="normal" fo:text-transform="none" fo:color="#000000" loext:opacity="100%" fo:letter-spacing="normal" fo:font-style="normal" style:text-underline-style="none" fo:font-weight="normal" officeooo:rsid="001294da" style:font-size-asian="14pt" style:font-size-complex="14pt"/>
    </style:style>
    <style:style style:name="T73" style:family="text">
      <style:text-properties fo:font-variant="normal" fo:text-transform="none" fo:color="#000000" loext:opacity="100%" fo:letter-spacing="normal" fo:font-style="normal" style:text-underline-style="none" fo:font-weight="normal" officeooo:rsid="0010d3a9" style:font-size-asian="14pt" style:font-size-complex="14pt"/>
    </style:style>
    <style:style style:name="T74" style:family="text">
      <style:text-properties fo:font-variant="normal" fo:text-transform="none" fo:color="#000000" loext:opacity="100%" fo:letter-spacing="normal" fo:font-style="normal" style:text-underline-style="none" fo:font-weight="normal" fo:background-color="#dddddd" loext:char-shading-value="0" style:font-size-asian="14pt" style:font-size-complex="14pt"/>
    </style:style>
    <style:style style:name="T75" style:family="text">
      <style:text-properties fo:font-variant="normal" fo:text-transform="none" fo:color="#000000" loext:opacity="100%" fo:letter-spacing="normal" fo:font-style="normal" style:text-underline-style="none" officeooo:rsid="001294da" style:font-size-asian="14pt" style:font-size-complex="14pt"/>
    </style:style>
    <style:style style:name="T76" style:family="text">
      <style:text-properties fo:font-variant="normal" fo:text-transform="none" fo:color="#000000" loext:opacity="100%" fo:letter-spacing="normal" fo:font-style="normal" style:text-underline-style="none" officeooo:rsid="0010d3a9" style:font-size-asian="14pt" style:font-size-complex="14pt"/>
    </style:style>
    <style:style style:name="T77" style:family="text">
      <style:text-properties fo:font-variant="normal" fo:text-transform="none" fo:color="#000000" loext:opacity="100%" fo:letter-spacing="normal" fo:font-style="normal" style:text-underline-style="none" officeooo:rsid="00277f8e" style:font-size-asian="14pt" style:font-size-complex="14pt"/>
    </style:style>
    <style:style style:name="T78" style:family="text">
      <style:text-properties fo:font-variant="normal" fo:text-transform="none" fo:color="#000000" loext:opacity="100%" fo:letter-spacing="normal" fo:font-style="normal" style:text-underline-style="none" officeooo:rsid="0027ff0c" style:font-size-asian="14pt" style:font-size-complex="14pt"/>
    </style:style>
    <style:style style:name="T79" style:family="text">
      <style:text-properties fo:font-variant="normal" fo:text-transform="none" fo:color="#000000" loext:opacity="100%" fo:letter-spacing="normal" fo:font-style="normal" style:text-underline-style="none" fo:font-weight="bold" officeooo:rsid="0027ff0c" style:font-size-asian="14pt" style:font-weight-asian="bold" style:font-size-complex="14pt" style:font-weight-complex="bold"/>
    </style:style>
    <style:style style:name="T80" style:family="text">
      <style:text-properties fo:font-variant="normal" fo:text-transform="none" fo:color="#000000" loext:opacity="100%" fo:letter-spacing="normal" fo:font-style="normal" style:text-underline-style="none" officeooo:rsid="00277f8e" fo:background-color="transparent" loext:char-shading-value="0" style:font-size-asian="14pt" style:font-size-complex="14pt"/>
    </style:style>
    <style:style style:name="T81" style:family="text">
      <style:text-properties fo:font-variant="normal" fo:text-transform="none" fo:color="#000000" loext:opacity="100%" fo:letter-spacing="normal" fo:font-style="normal" style:text-underline-style="none" officeooo:rsid="00277f8e" fo:background-color="#dddddd" loext:char-shading-value="0" style:font-size-asian="14pt" style:font-size-complex="14pt"/>
    </style:style>
    <style:style style:name="T82" style:family="text">
      <style:text-properties fo:font-variant="normal" fo:text-transform="none" fo:color="#000000" loext:opacity="100%" fo:letter-spacing="normal" fo:font-style="normal" fo:background-color="#dddddd" loext:char-shading-value="0" style:font-size-asian="14pt" style:font-size-complex="14pt"/>
    </style:style>
    <style:style style:name="T83" style:family="text">
      <style:text-properties fo:font-variant="normal" fo:text-transform="none" fo:color="#000000" loext:opacity="100%" fo:letter-spacing="normal" fo:font-style="normal" officeooo:rsid="0031f2a0" fo:background-color="#dddddd" loext:char-shading-value="0" style:font-size-asian="14pt" style:font-size-complex="14pt"/>
    </style:style>
    <style:style style:name="T84" style:family="text">
      <style:text-properties fo:font-variant="normal" fo:text-transform="none" fo:color="#000000" loext:opacity="100%" fo:font-size="14pt" fo:letter-spacing="normal" fo:font-style="normal" fo:font-weight="normal" style:font-size-asian="14pt" style:font-size-complex="14pt"/>
    </style:style>
    <style:style style:name="T85" style:family="text">
      <style:text-properties fo:font-variant="normal" fo:text-transform="none" fo:color="#000000" loext:opacity="100%" fo:font-size="14pt" fo:letter-spacing="normal" fo:font-style="normal" fo:font-weight="normal" officeooo:rsid="0014136b" style:font-size-asian="14pt" style:font-size-complex="14pt"/>
    </style:style>
    <style:style style:name="T86" style:family="text">
      <style:text-properties fo:font-variant="normal" fo:text-transform="none" fo:color="#000000" loext:opacity="100%" fo:font-size="14pt" fo:letter-spacing="normal" fo:font-style="normal" fo:font-weight="normal" officeooo:rsid="0024d438" style:font-size-asian="14pt" style:font-size-complex="14pt"/>
    </style:style>
    <style:style style:name="T87" style:family="text">
      <style:text-properties fo:font-variant="normal" fo:text-transform="none" fo:color="#000000" loext:opacity="100%" fo:font-size="14pt" fo:letter-spacing="normal" fo:font-style="normal" fo:font-weight="normal" officeooo:rsid="00266d01" style:font-size-asian="14pt" style:font-size-complex="14pt"/>
    </style:style>
    <style:style style:name="T88" style:family="text">
      <style:text-properties fo:font-variant="normal" fo:text-transform="none" fo:color="#000000" loext:opacity="100%" fo:font-size="14pt" fo:letter-spacing="normal" fo:font-style="normal" fo:font-weight="normal" officeooo:rsid="002b85ec" style:font-size-asian="14pt" style:font-size-complex="14pt"/>
    </style:style>
    <style:style style:name="T89" style:family="text">
      <style:text-properties fo:font-variant="normal" fo:text-transform="none" fo:color="#000000" loext:opacity="100%" fo:font-size="14pt" fo:letter-spacing="normal" fo:font-style="normal" fo:font-weight="normal" officeooo:rsid="002bff2f" style:font-size-asian="14pt" style:font-size-complex="14pt"/>
    </style:style>
    <style:style style:name="T90" style:family="text">
      <style:text-properties fo:font-variant="normal" fo:text-transform="none" fo:color="#000000" loext:opacity="100%" fo:font-size="14pt" fo:letter-spacing="normal" fo:font-style="normal" fo:font-weight="normal" officeooo:rsid="003cc5c4" style:font-size-asian="14pt" style:font-size-complex="14pt"/>
    </style:style>
    <style:style style:name="T91" style:family="text">
      <style:text-properties fo:font-variant="normal" fo:text-transform="none" fo:color="#000000" loext:opacity="100%" fo:font-size="14pt" fo:letter-spacing="normal" fo:font-style="normal" fo:font-weight="normal" officeooo:rsid="002b85ec" style:font-size-asian="14pt" style:font-style-asian="normal" style:font-size-complex="14pt" style:font-style-complex="normal"/>
    </style:style>
    <style:style style:name="T92" style:family="text">
      <style:text-properties fo:font-variant="normal" fo:text-transform="none" fo:color="#000000" loext:opacity="100%" fo:font-size="14pt" fo:letter-spacing="normal" fo:font-style="normal" fo:font-weight="normal" officeooo:rsid="002bff2f" fo:background-color="#dddddd" loext:char-shading-value="0" style:font-size-asian="14pt" style:font-size-complex="14pt"/>
    </style:style>
    <style:style style:name="T93" style:family="text">
      <style:text-properties fo:font-variant="normal" fo:text-transform="none" fo:color="#000000" loext:opacity="100%" fo:font-size="14pt" fo:letter-spacing="normal" fo:font-style="normal" fo:font-weight="normal" officeooo:rsid="002b85ec" fo:background-color="#dddddd" loext:char-shading-value="0" style:font-size-asian="14pt" style:font-style-asian="normal" style:font-size-complex="14pt" style:font-style-complex="normal"/>
    </style:style>
    <style:style style:name="T94" style:family="text">
      <style:text-properties fo:font-variant="normal" fo:text-transform="none" fo:color="#000000" loext:opacity="100%" fo:font-size="14pt" fo:letter-spacing="normal" fo:font-style="normal" fo:font-weight="bold" officeooo:rsid="0014136b" style:font-size-asian="14pt" style:font-weight-asian="bold" style:font-size-complex="14pt" style:font-weight-complex="bold"/>
    </style:style>
    <style:style style:name="T95" style:family="text">
      <style:text-properties fo:font-variant="normal" fo:text-transform="none" fo:color="#000000" loext:opacity="100%" fo:font-size="14pt" fo:letter-spacing="normal" fo:font-style="normal" fo:font-weight="bold" officeooo:rsid="001872a4" style:font-size-asian="14pt" style:font-weight-asian="bold" style:font-size-complex="14pt" style:font-weight-complex="bold"/>
    </style:style>
    <style:style style:name="T96" style:family="text">
      <style:text-properties fo:font-variant="normal" fo:text-transform="none" fo:color="#000000" loext:opacity="100%" fo:font-size="14pt" fo:letter-spacing="normal" fo:font-style="normal" fo:font-weight="bold" officeooo:rsid="0024d438" style:font-size-asian="14pt" style:font-weight-asian="bold" style:font-size-complex="14pt" style:font-weight-complex="bold"/>
    </style:style>
    <style:style style:name="T97" style:family="text">
      <style:text-properties fo:font-variant="normal" fo:text-transform="none" fo:color="#000000" loext:opacity="100%" fo:font-size="14pt" fo:letter-spacing="normal" fo:font-style="normal" fo:font-weight="bold" officeooo:rsid="002b85ec" style:font-size-asian="14pt" style:font-weight-asian="bold" style:font-size-complex="14pt" style:font-weight-complex="bold"/>
    </style:style>
    <style:style style:name="T98" style:family="text">
      <style:text-properties fo:font-variant="normal" fo:text-transform="none" fo:color="#000000" loext:opacity="100%" fo:font-size="14pt" fo:letter-spacing="normal" fo:font-style="normal" fo:font-weight="bold" officeooo:rsid="003cc5c4" style:font-size-asian="14pt" style:font-weight-asian="bold" style:font-size-complex="14pt" style:font-weight-complex="bold"/>
    </style:style>
    <style:style style:name="T99" style:family="text">
      <style:text-properties fo:font-variant="normal" fo:text-transform="none" fo:color="#000000" loext:opacity="100%" fo:font-size="14pt" fo:letter-spacing="normal" fo:font-style="normal" style:text-underline-style="none" fo:font-weight="normal" style:font-size-asian="14pt" style:font-size-complex="14pt"/>
    </style:style>
    <style:style style:name="T100" style:family="text">
      <style:text-properties fo:font-variant="normal" fo:text-transform="none" fo:color="#000000" loext:opacity="100%" fo:font-size="14pt" fo:letter-spacing="normal" fo:font-style="normal" style:text-underline-style="none" fo:font-weight="normal" officeooo:rsid="001872a4" style:font-size-asian="14pt" style:font-size-complex="14pt"/>
    </style:style>
    <style:style style:name="T101" style:family="text">
      <style:text-properties fo:font-variant="normal" fo:text-transform="none" fo:color="#000000" loext:opacity="100%" fo:font-size="14pt" fo:letter-spacing="normal" fo:font-style="normal" style:text-underline-style="none" fo:font-weight="normal" officeooo:rsid="0019de01" style:font-size-asian="14pt" style:font-size-complex="14pt"/>
    </style:style>
    <style:style style:name="T102" style:family="text">
      <style:text-properties fo:font-variant="normal" fo:text-transform="none" fo:color="#000000" loext:opacity="100%" fo:font-size="14pt" fo:letter-spacing="normal" fo:font-style="normal" style:text-underline-style="none" fo:font-weight="normal" officeooo:rsid="001294da" style:font-size-asian="14pt" style:font-size-complex="14pt"/>
    </style:style>
    <style:style style:name="T103" style:family="text">
      <style:text-properties fo:font-variant="normal" fo:text-transform="none" fo:color="#000000" loext:opacity="100%" fo:font-size="14pt" fo:letter-spacing="normal" fo:font-style="normal" style:text-underline-style="none" fo:font-weight="normal" officeooo:rsid="0010d3a9" style:font-size-asian="14pt" style:font-size-complex="14pt"/>
    </style:style>
    <style:style style:name="T104" style:family="text">
      <style:text-properties fo:font-variant="normal" fo:text-transform="none" fo:color="#000000" loext:opacity="100%" fo:font-size="14pt" fo:letter-spacing="normal" fo:font-style="normal" style:text-underline-style="none" fo:font-weight="normal" officeooo:rsid="00266d01" style:font-size-asian="14pt" style:font-size-complex="14pt"/>
    </style:style>
    <style:style style:name="T105" style:family="text">
      <style:text-properties fo:font-variant="normal" fo:text-transform="none" fo:color="#000000" loext:opacity="100%" fo:font-size="14pt" fo:letter-spacing="normal" fo:font-style="normal" style:text-underline-style="none" fo:font-weight="normal" officeooo:rsid="003cc5c4" style:font-size-asian="14pt" style:font-size-complex="14pt"/>
    </style:style>
    <style:style style:name="T106" style:family="text">
      <style:text-properties fo:font-variant="normal" fo:text-transform="none" fo:color="#000000" loext:opacity="100%" fo:font-size="14pt" fo:letter-spacing="normal" fo:font-style="normal" style:text-underline-style="none" fo:font-weight="normal" officeooo:rsid="0019de01" fo:background-color="#dddddd" loext:char-shading-value="0" style:font-size-asian="14pt" style:font-size-complex="14pt"/>
    </style:style>
    <style:style style:name="T107" style:family="text">
      <style:text-properties fo:font-variant="normal" fo:text-transform="none" fo:color="#000000" loext:opacity="100%" fo:font-size="14pt" fo:letter-spacing="normal" fo:font-style="normal" style:text-underline-style="none" fo:font-weight="normal" officeooo:rsid="003cc5c4" fo:background-color="#dddddd" loext:char-shading-value="0" style:font-size-asian="14pt" style:font-size-complex="14pt"/>
    </style:style>
    <style:style style:name="T108" style:family="text">
      <style:text-properties fo:font-variant="normal" fo:text-transform="none" fo:color="#000000" loext:opacity="100%" fo:font-size="14pt" fo:letter-spacing="normal" fo:font-style="normal" style:text-underline-style="none" fo:font-weight="normal" officeooo:rsid="0010d3a9" fo:background-color="transparent" loext:char-shading-value="0" style:font-size-asian="14pt" style:font-size-complex="14pt"/>
    </style:style>
    <style:style style:name="T109" style:family="text">
      <style:text-properties fo:font-variant="normal" fo:text-transform="none" fo:letter-spacing="normal" fo:font-style="normal" style:font-size-asian="14pt" style:font-size-complex="14pt"/>
    </style:style>
    <style:style style:name="T110" style:family="text">
      <style:text-properties fo:font-variant="normal" fo:text-transform="none" fo:letter-spacing="normal" fo:font-style="normal" officeooo:rsid="0013bf34" style:font-size-asian="14pt" style:font-size-complex="14pt"/>
    </style:style>
    <style:style style:name="T111" style:family="text">
      <style:text-properties fo:font-variant="normal" fo:text-transform="none" fo:letter-spacing="normal" fo:font-style="normal" officeooo:rsid="00290266" style:font-size-asian="14pt" style:font-size-complex="14pt"/>
    </style:style>
    <style:style style:name="T112" style:family="text">
      <style:text-properties fo:font-variant="normal" fo:text-transform="none" fo:letter-spacing="normal" fo:font-style="normal" officeooo:rsid="0031f2a0" style:font-size-asian="14pt" style:font-size-complex="14pt"/>
    </style:style>
    <style:style style:name="T113" style:family="text">
      <style:text-properties fo:font-variant="normal" fo:text-transform="none" fo:letter-spacing="normal" fo:font-style="normal" officeooo:rsid="0037b663" style:font-size-asian="14pt" style:font-size-complex="14pt"/>
    </style:style>
    <style:style style:name="T114" style:family="text">
      <style:text-properties fo:font-variant="normal" fo:text-transform="none" fo:letter-spacing="normal" fo:font-style="normal" officeooo:rsid="0031f2a0" style:font-size-asian="14pt" style:font-weight-asian="normal" style:font-size-complex="14pt" style:font-weight-complex="normal"/>
    </style:style>
    <style:style style:name="T115" style:family="text">
      <style:text-properties fo:font-variant="normal" fo:text-transform="none" fo:letter-spacing="normal" fo:font-style="normal" officeooo:rsid="0033bccf" style:font-size-asian="14pt" style:font-weight-asian="normal" style:font-size-complex="14pt" style:font-weight-complex="normal"/>
    </style:style>
    <style:style style:name="T116" style:family="text">
      <style:text-properties fo:font-variant="normal" fo:text-transform="none" fo:letter-spacing="normal" fo:font-style="normal" fo:font-weight="normal"/>
    </style:style>
    <style:style style:name="T117" style:family="text">
      <style:text-properties fo:font-variant="normal" fo:text-transform="none" fo:letter-spacing="normal" fo:font-style="normal" fo:font-weight="normal" officeooo:rsid="0013bf34"/>
    </style:style>
    <style:style style:name="T118" style:family="text">
      <style:text-properties fo:font-variant="normal" fo:text-transform="none" fo:letter-spacing="normal" fo:font-style="normal" fo:font-weight="normal" officeooo:rsid="001872a4"/>
    </style:style>
    <style:style style:name="T119" style:family="text">
      <style:text-properties fo:font-variant="normal" fo:text-transform="none" fo:letter-spacing="normal" fo:font-style="normal" fo:font-weight="normal" fo:background-color="#dddddd" loext:char-shading-value="0"/>
    </style:style>
    <style:style style:name="T120" style:family="text">
      <style:text-properties fo:font-variant="normal" fo:text-transform="none" fo:letter-spacing="normal" fo:font-style="normal" fo:font-weight="normal" officeooo:rsid="001872a4" fo:background-color="#dddddd" loext:char-shading-value="0"/>
    </style:style>
    <style:style style:name="T121" style:family="text">
      <style:text-properties fo:font-variant="normal" fo:text-transform="none" fo:letter-spacing="normal" fo:font-style="normal" fo:font-weight="normal" officeooo:rsid="0022ac80" fo:background-color="#dddddd" loext:char-shading-value="0"/>
    </style:style>
    <style:style style:name="T122" style:family="text">
      <style:text-properties fo:font-variant="normal" fo:text-transform="none" fo:letter-spacing="normal" fo:font-style="normal" fo:font-weight="normal" fo:background-color="#dddddd" loext:char-shading-value="0" style:font-size-asian="14pt" style:font-size-complex="14pt"/>
    </style:style>
    <style:style style:name="T123" style:family="text">
      <style:text-properties fo:font-variant="normal" fo:text-transform="none" fo:letter-spacing="normal" fo:font-style="normal" fo:font-weight="normal" officeooo:rsid="00346b65" fo:background-color="#dddddd" loext:char-shading-value="0" style:font-size-asian="14pt" style:font-size-complex="14pt"/>
    </style:style>
    <style:style style:name="T124" style:family="text">
      <style:text-properties fo:font-variant="normal" fo:text-transform="none" fo:letter-spacing="normal" fo:font-style="normal" fo:font-weight="normal" officeooo:rsid="0019de01" fo:background-color="#dddddd" loext:char-shading-value="0"/>
    </style:style>
    <style:style style:name="T125" style:family="text">
      <style:text-properties fo:font-variant="normal" fo:text-transform="none" fo:letter-spacing="normal" fo:font-style="normal" fo:font-weight="normal" officeooo:rsid="0019de01"/>
    </style:style>
    <style:style style:name="T126" style:family="text">
      <style:text-properties fo:font-variant="normal" fo:text-transform="none" fo:letter-spacing="normal" fo:font-style="normal" fo:font-weight="normal" style:font-size-asian="14pt" style:font-size-complex="14pt"/>
    </style:style>
    <style:style style:name="T127" style:family="text">
      <style:text-properties fo:font-variant="normal" fo:text-transform="none" fo:letter-spacing="normal" fo:font-style="normal" fo:font-weight="normal" officeooo:rsid="0013bf34" style:font-size-asian="14pt" style:font-size-complex="14pt"/>
    </style:style>
    <style:style style:name="T128" style:family="text">
      <style:text-properties fo:font-variant="normal" fo:text-transform="none" fo:letter-spacing="normal" fo:font-style="normal" fo:font-weight="normal" officeooo:rsid="0024aa32" style:font-size-asian="14pt" style:font-size-complex="14pt"/>
    </style:style>
    <style:style style:name="T129" style:family="text">
      <style:text-properties fo:font-variant="normal" fo:text-transform="none" fo:letter-spacing="normal" fo:font-style="normal" fo:font-weight="normal" officeooo:rsid="0033bccf" style:font-size-asian="14pt" style:font-size-complex="14pt"/>
    </style:style>
    <style:style style:name="T130" style:family="text">
      <style:text-properties fo:font-variant="normal" fo:text-transform="none" fo:letter-spacing="normal" fo:font-style="normal" fo:font-weight="normal" officeooo:rsid="00346b65" style:font-size-asian="14pt" style:font-size-complex="14pt"/>
    </style:style>
    <style:style style:name="T131" style:family="text">
      <style:text-properties fo:font-variant="normal" fo:text-transform="none" fo:letter-spacing="normal" fo:font-style="normal" fo:font-weight="normal" officeooo:rsid="003613d6" style:font-size-asian="14pt" style:font-size-complex="14pt"/>
    </style:style>
    <style:style style:name="T132" style:family="text">
      <style:text-properties fo:font-variant="normal" fo:text-transform="none" fo:letter-spacing="normal" fo:font-style="normal" fo:font-weight="normal" officeooo:rsid="0037b663" style:font-size-asian="14pt" style:font-size-complex="14pt"/>
    </style:style>
    <style:style style:name="T133" style:family="text">
      <style:text-properties fo:font-variant="normal" fo:text-transform="none" fo:letter-spacing="normal" fo:font-style="normal" fo:font-weight="normal" officeooo:rsid="00213ea8"/>
    </style:style>
    <style:style style:name="T134" style:family="text">
      <style:text-properties fo:font-variant="normal" fo:text-transform="none" fo:letter-spacing="normal" fo:font-style="normal" fo:font-weight="normal" officeooo:rsid="0022ac80"/>
    </style:style>
    <style:style style:name="T135" style:family="text">
      <style:text-properties fo:font-variant="normal" fo:text-transform="none" fo:letter-spacing="normal" fo:font-style="normal" fo:font-weight="normal" officeooo:rsid="002b85ec"/>
    </style:style>
    <style:style style:name="T136" style:family="text">
      <style:text-properties fo:font-variant="normal" fo:text-transform="none" fo:letter-spacing="normal" fo:font-style="normal" fo:font-weight="normal" officeooo:rsid="001294da"/>
    </style:style>
    <style:style style:name="T137" style:family="text">
      <style:text-properties fo:font-variant="normal" fo:text-transform="none" fo:letter-spacing="normal" fo:font-style="normal" fo:font-weight="normal" officeooo:rsid="0010d3a9"/>
    </style:style>
    <style:style style:name="T138" style:family="text">
      <style:text-properties fo:font-variant="normal" fo:text-transform="none" fo:letter-spacing="normal" fo:font-style="normal" fo:font-weight="bold" style:font-weight-asian="bold" style:font-weight-complex="bold"/>
    </style:style>
    <style:style style:name="T139" style:family="text">
      <style:text-properties fo:font-variant="normal" fo:text-transform="none" fo:letter-spacing="normal" fo:font-style="normal" fo:font-weight="bold" officeooo:rsid="0013bf34" style:font-weight-asian="bold" style:font-weight-complex="bold"/>
    </style:style>
    <style:style style:name="T140" style:family="text">
      <style:text-properties fo:font-variant="normal" fo:text-transform="none" fo:letter-spacing="normal" fo:font-style="normal" fo:font-weight="bold" officeooo:rsid="001872a4" style:font-weight-asian="bold" style:font-weight-complex="bold"/>
    </style:style>
    <style:style style:name="T141" style:family="text">
      <style:text-properties fo:font-variant="normal" fo:text-transform="none" fo:letter-spacing="normal" fo:font-style="normal" fo:font-weight="bold" officeooo:rsid="00213ea8" style:font-weight-asian="bold" style:font-weight-complex="bold"/>
    </style:style>
    <style:style style:name="T142" style:family="text">
      <style:text-properties fo:font-variant="normal" fo:text-transform="none" fo:letter-spacing="normal" fo:font-style="normal" fo:font-weight="bold" style:font-size-asian="14pt" style:font-weight-asian="bold" style:font-size-complex="14pt" style:font-weight-complex="bold"/>
    </style:style>
    <style:style style:name="T143" style:family="text">
      <style:text-properties fo:font-variant="normal" fo:text-transform="none" fo:letter-spacing="normal" fo:font-style="normal" fo:font-weight="bold" officeooo:rsid="00213ea8" style:font-size-asian="14pt" style:font-weight-asian="bold" style:font-size-complex="14pt" style:font-weight-complex="bold"/>
    </style:style>
    <style:style style:name="T144" style:family="text">
      <style:text-properties fo:font-variant="normal" fo:text-transform="none" fo:letter-spacing="normal" fo:font-style="normal" fo:font-weight="bold" officeooo:rsid="0024aa32" style:font-size-asian="14pt" style:font-weight-asian="bold" style:font-size-complex="14pt" style:font-weight-complex="bold"/>
    </style:style>
    <style:style style:name="T145" style:family="text">
      <style:text-properties fo:font-variant="normal" fo:text-transform="none" fo:letter-spacing="normal" fo:font-style="normal" fo:font-weight="bold" officeooo:rsid="00290266" style:font-size-asian="14pt" style:font-weight-asian="bold" style:font-size-complex="14pt" style:font-weight-complex="bold"/>
    </style:style>
    <style:style style:name="T146" style:family="text">
      <style:text-properties fo:font-variant="normal" fo:text-transform="none" fo:letter-spacing="normal" fo:font-style="normal" fo:font-weight="bold" officeooo:rsid="0031f2a0" style:font-size-asian="14pt" style:font-weight-asian="bold" style:font-size-complex="14pt" style:font-weight-complex="bold"/>
    </style:style>
    <style:style style:name="T147" style:family="text">
      <style:text-properties fo:font-variant="normal" fo:text-transform="none" fo:letter-spacing="normal" fo:font-style="normal" fo:font-weight="bold" officeooo:rsid="00346b65" style:font-size-asian="14pt" style:font-weight-asian="bold" style:font-size-complex="14pt" style:font-weight-complex="bold"/>
    </style:style>
    <style:style style:name="T148" style:family="text">
      <style:text-properties fo:font-variant="normal" fo:text-transform="none" fo:letter-spacing="normal" fo:font-style="normal" fo:font-weight="bold" officeooo:rsid="0033bccf" style:font-size-asian="14pt" style:font-weight-asian="bold" style:font-size-complex="14pt" style:font-weight-complex="bold"/>
    </style:style>
    <style:style style:name="T149" style:family="text">
      <style:text-properties fo:font-variant="normal" fo:text-transform="none" fo:letter-spacing="normal" fo:font-style="normal" style:text-underline-style="none" fo:font-weight="normal"/>
    </style:style>
    <style:style style:name="T150" style:family="text">
      <style:text-properties fo:font-variant="normal" fo:text-transform="none" fo:letter-spacing="normal" fo:font-style="normal" style:text-underline-style="none" fo:font-weight="normal" officeooo:rsid="003613d6" fo:background-color="#dddddd" loext:char-shading-value="0"/>
    </style:style>
    <style:style style:name="T151" style:family="text">
      <style:text-properties fo:font-variant="normal" fo:text-transform="none" fo:letter-spacing="normal" fo:font-style="normal" style:text-underline-style="none" fo:font-weight="normal" fo:background-color="#dddddd" loext:char-shading-value="0" style:font-weight-asian="normal" style:font-weight-complex="normal"/>
    </style:style>
    <style:style style:name="T152" style:family="text">
      <style:text-properties fo:font-variant="normal" fo:text-transform="none" fo:letter-spacing="normal" fo:font-style="normal" style:text-underline-style="none" fo:font-weight="normal" officeooo:rsid="0024aa32" fo:background-color="#dddddd" loext:char-shading-value="0" style:font-weight-asian="normal" style:font-weight-complex="normal"/>
    </style:style>
    <style:style style:name="T153" style:family="text">
      <style:text-properties fo:font-variant="normal" fo:text-transform="none" fo:letter-spacing="normal" fo:font-style="normal" style:text-underline-style="none" fo:font-weight="normal" fo:background-color="#dddddd" loext:char-shading-value="0" style:font-size-asian="14pt" style:font-size-complex="14pt"/>
    </style:style>
    <style:style style:name="T154" style:family="text">
      <style:text-properties fo:font-variant="normal" fo:text-transform="none" fo:letter-spacing="normal" fo:font-style="normal" style:text-underline-style="none" fo:font-weight="normal" officeooo:rsid="0024aa32" fo:background-color="#dddddd" loext:char-shading-value="0" style:font-size-asian="14pt" style:font-size-complex="14pt"/>
    </style:style>
    <style:style style:name="T155" style:family="text">
      <style:text-properties fo:font-variant="normal" fo:text-transform="none" fo:letter-spacing="normal" fo:font-style="normal" style:text-underline-style="none" fo:font-weight="normal" officeooo:rsid="003613d6"/>
    </style:style>
    <style:style style:name="T156" style:family="text">
      <style:text-properties fo:font-variant="normal" fo:text-transform="none" fo:letter-spacing="normal" fo:font-style="normal" style:text-underline-style="none" fo:font-weight="normal" officeooo:rsid="001294da"/>
    </style:style>
    <style:style style:name="T157" style:family="text">
      <style:text-properties fo:font-variant="normal" fo:text-transform="none" fo:letter-spacing="normal" fo:font-style="normal" style:text-underline-style="none" fo:font-weight="normal" officeooo:rsid="0010d3a9"/>
    </style:style>
    <style:style style:name="T158" style:family="text">
      <style:text-properties fo:font-variant="normal" fo:text-transform="none" fo:letter-spacing="normal" fo:font-style="normal" style:text-underline-style="none" fo:font-weight="normal" officeooo:rsid="0019de01"/>
    </style:style>
    <style:style style:name="T159" style:family="text">
      <style:text-properties fo:font-variant="normal" fo:text-transform="none" fo:letter-spacing="normal" fo:font-style="normal" style:text-underline-style="none" fo:font-weight="normal" officeooo:rsid="001294da" style:font-size-asian="14pt" style:font-size-complex="14pt"/>
    </style:style>
    <style:style style:name="T160" style:family="text">
      <style:text-properties fo:font-variant="normal" fo:text-transform="none" fo:letter-spacing="normal" fo:font-style="normal" style:text-underline-style="none" fo:font-weight="normal" officeooo:rsid="0010d3a9" style:font-size-asian="14pt" style:font-size-complex="14pt"/>
    </style:style>
    <style:style style:name="T161" style:family="text">
      <style:text-properties fo:font-variant="normal" fo:text-transform="none" fo:letter-spacing="normal" fo:font-style="normal" style:text-underline-style="none" fo:font-weight="normal" officeooo:rsid="003613d6" style:font-size-asian="14pt" style:font-size-complex="14pt"/>
    </style:style>
    <style:style style:name="T162" style:family="text">
      <style:text-properties fo:font-variant="normal" fo:text-transform="none" fo:letter-spacing="normal" fo:font-style="normal" style:text-underline-style="none" fo:font-weight="normal" officeooo:rsid="0022ac80" style:font-size-asian="14pt" style:font-size-complex="14pt"/>
    </style:style>
    <style:style style:name="T163" style:family="text">
      <style:text-properties fo:font-variant="normal" fo:text-transform="none" fo:letter-spacing="normal" fo:font-style="normal" style:text-underline-style="none" fo:font-weight="normal" style:font-size-asian="14pt" style:font-weight-asian="normal" style:font-size-complex="14pt" style:font-weight-complex="normal"/>
    </style:style>
    <style:style style:name="T164" style:family="text">
      <style:text-properties fo:font-variant="normal" fo:text-transform="none" fo:letter-spacing="normal" fo:font-style="normal" style:text-underline-style="none" style:font-size-asian="14pt" style:font-size-complex="14pt"/>
    </style:style>
    <style:style style:name="T165" style:family="text">
      <style:text-properties fo:font-variant="normal" fo:text-transform="none" fo:letter-spacing="normal" fo:font-style="normal" style:text-underline-style="none" officeooo:rsid="0024aa32" style:font-size-asian="14pt" style:font-size-complex="14pt"/>
    </style:style>
    <style:style style:name="T166" style:family="text">
      <style:text-properties fo:font-variant="normal" fo:text-transform="none" fo:letter-spacing="normal" fo:font-style="normal" officeooo:rsid="0033bccf" fo:background-color="#dddddd" loext:char-shading-value="0" style:font-size-asian="14pt" style:font-weight-asian="normal" style:font-size-complex="14pt" style:font-weight-complex="normal"/>
    </style:style>
    <style:style style:name="T167" style:family="text">
      <style:text-properties fo:font-variant="normal" fo:text-transform="none" style:font-name="Ubuntu" fo:letter-spacing="normal" fo:font-style="normal" fo:font-weight="normal"/>
    </style:style>
    <style:style style:name="T168" style:family="text">
      <style:text-properties fo:font-variant="normal" fo:text-transform="none" style:font-name="Ubuntu" fo:letter-spacing="normal" fo:font-style="normal" fo:font-weight="normal" loext:padding="0cm" loext:border="none"/>
    </style:style>
    <style:style style:name="T169" style:family="text">
      <style:text-properties fo:font-variant="normal" fo:text-transform="none" style:font-name="Ubuntu" fo:letter-spacing="normal" fo:font-style="normal" fo:font-weight="normal" officeooo:rsid="001294da" loext:padding="0cm" loext:border="none"/>
    </style:style>
    <style:style style:name="T170" style:family="text">
      <style:text-properties fo:font-variant="normal" fo:text-transform="none" style:font-name="Ubuntu" fo:letter-spacing="normal" fo:font-style="normal" fo:font-weight="normal" officeooo:rsid="0010d3a9" loext:padding="0cm" loext:border="none"/>
    </style:style>
    <style:style style:name="T171" style:family="text">
      <style:text-properties fo:font-variant="normal" fo:text-transform="none" style:font-name="Ubuntu" fo:letter-spacing="normal" fo:font-style="normal" fo:font-weight="normal" officeooo:rsid="0015cda3" loext:padding="0cm" loext:border="none"/>
    </style:style>
    <style:style style:name="T172" style:family="text">
      <style:text-properties fo:font-variant="normal" fo:text-transform="none" style:font-name="Ubuntu" fo:letter-spacing="normal" fo:font-style="normal" fo:font-weight="normal" officeooo:rsid="001872a4" fo:background-color="#dddddd" loext:char-shading-value="0" loext:padding="0cm" loext:border="none"/>
    </style:style>
    <style:style style:name="T173" style:family="text">
      <style:text-properties fo:font-variant="normal" fo:text-transform="none" style:font-name="Ubuntu" fo:letter-spacing="normal" fo:font-style="normal" fo:font-weight="normal" officeooo:rsid="001872a4"/>
    </style:style>
    <style:style style:name="T174" style:family="text">
      <style:text-properties fo:font-variant="normal" fo:text-transform="none" fo:font-size="14pt" fo:letter-spacing="normal" fo:font-style="normal" fo:font-weight="bold" officeooo:rsid="0033bccf" style:font-size-asian="14pt" style:font-weight-asian="bold" style:font-size-complex="14pt" style:font-weight-complex="bold"/>
    </style:style>
    <style:style style:name="T175" style:family="text">
      <style:text-properties fo:font-variant="normal" fo:text-transform="none" fo:font-size="14pt" fo:letter-spacing="normal" fo:font-style="normal" fo:font-weight="bold" officeooo:rsid="003613d6" style:font-size-asian="14pt" style:font-weight-asian="bold" style:font-size-complex="14pt" style:font-weight-complex="bold"/>
    </style:style>
    <style:style style:name="T176" style:family="text">
      <style:text-properties fo:font-variant="normal" fo:text-transform="none" fo:font-size="14pt" fo:letter-spacing="normal" fo:font-style="normal" fo:font-weight="normal" style:font-size-asian="14pt" style:font-size-complex="14pt"/>
    </style:style>
    <style:style style:name="T177" style:family="text">
      <style:text-properties fo:font-variant="normal" fo:text-transform="none" fo:font-size="14pt" fo:letter-spacing="normal" fo:font-style="normal" fo:font-weight="normal" officeooo:rsid="003613d6" style:font-size-asian="14pt" style:font-size-complex="14pt"/>
    </style:style>
    <style:style style:name="T178" style:family="text">
      <style:text-properties fo:font-variant="normal" fo:text-transform="none" fo:font-size="14pt" fo:letter-spacing="normal" fo:font-style="normal" fo:font-weight="normal" officeooo:rsid="003613d6" fo:background-color="#dddddd" loext:char-shading-value="0" style:font-size-asian="14pt" style:font-size-complex="14pt"/>
    </style:style>
    <style:style style:name="T179" style:family="text">
      <style:text-properties officeooo:rsid="003af23f"/>
    </style:style>
    <style:style style:name="T180" style:family="text">
      <style:text-properties officeooo:rsid="003b279c"/>
    </style:style>
    <style:style style:name="T181" style:family="text">
      <style:text-properties officeooo:rsid="003c3851"/>
    </style:style>
    <style:style style:name="T182" style:family="text">
      <style:text-properties officeooo:rsid="003cc5c4"/>
    </style:style>
    <style:style style:name="T183" style:family="text">
      <style:text-properties style:font-name="Ubuntu"/>
    </style:style>
    <style:style style:name="T184" style:family="text">
      <style:text-properties style:font-name="Ubuntu" fo:font-weight="bold" style:font-weight-asian="bold" style:font-weight-complex="bold"/>
    </style:style>
    <style:style style:name="T185" style:family="text">
      <style:text-properties style:font-name="Ubuntu" officeooo:rsid="004ae96f"/>
    </style:style>
    <style:style style:name="T186" style:family="text">
      <style:text-properties officeooo:rsid="003e0b94"/>
    </style:style>
    <style:style style:name="T187" style:family="text">
      <style:text-properties officeooo:rsid="0041de03"/>
    </style:style>
    <style:style style:name="T188" style:family="text">
      <style:text-properties officeooo:rsid="00421770"/>
    </style:style>
    <style:style style:name="T189" style:family="text">
      <style:text-properties officeooo:rsid="0042843f"/>
    </style:style>
    <style:style style:name="T190" style:family="text">
      <style:text-properties officeooo:rsid="004378c9"/>
    </style:style>
    <style:style style:name="T191" style:family="text">
      <style:text-properties officeooo:rsid="004407e4"/>
    </style:style>
    <style:style style:name="T192" style:family="text">
      <style:text-properties officeooo:rsid="0045fcb5"/>
    </style:style>
    <style:style style:name="T193" style:family="text">
      <style:text-properties officeooo:rsid="004726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0" text:outline-level="1"><text:span text:style-name="T1">Atributos</text:span> SVG</text:h>
      <text:p text:style-name="P95"><text:span text:style-name="T184">viewBox –</text:span><text:span text:style-name="T183"> Define a visualização do elemento &lt;svg&gt;, posição e </text:span><text:span text:style-name="T185">dimensão. </text:span><text:span text:style-name="T183">Recebe no total 4 valores que não recebem nenhuma unidade de medida, ou seja, apenas os numeros são necessarios. O primeiro define a posição x (horizontal, linha), o segundo define a posição y (vertical, coluna), o terceiro define o width (largura) e o ultimo define o height (altura). Quem vai se mexer e </text:span><text:span text:style-name="T185">mudar a dimensão</text:span><text:span text:style-name="T183"> é o &lt;svg&gt; e não o elemento que esta dentro, ele ficará parado com o mesmo tamanho e </text:span><text:span text:style-name="T185">com a mesma dimensão: </text:span></text:p>
      <text:p text:style-name="P104">viewBox=”min-x min-y width height“ </text:p>
      <text:p text:style-name="P104"/>
      <text:p text:style-name="P105"><text:span text:style-name="T2">points -</text:span> </text:p>
      <text:p text:style-name="P104"/>
      <text:h text:style-name="P101" text:outline-level="2">Atributos de destino do atributo de animação</text:h>
      <text:p text:style-name="P14"><text:span text:style-name="T2">AttributeName -</text:span> Indica o nome da propriedade CSS ou atributo do elemento alvo que será alterado durante uma animação. <text:span text:style-name="T15">Pode ser</text:span><text:span text:style-name="T14"> usado nos elementos &lt;animate&gt;, &lt;animateTransform&gt; e &lt;set&gt;</text:span>: <text:span text:style-name="T12">attributeName=” “ </text:span></text:p>
      <text:h text:style-name="P101" text:outline-level="2">Atributos de tempo de animação</text:h>
      <text:p text:style-name="P9"><text:span text:style-name="T2">begin -</text:span> Define quando uma animação deve começar. <text:span text:style-name="T15">Pode ser</text:span> usado nos elementos &lt;animate&gt;, &lt;animateMotion&gt;, &lt;animateTransform&gt; e &lt;set&gt;: <text:span text:style-name="T6">begin=” “ </text:span></text:p>
      <text:p text:style-name="P10"/>
      <text:p text:style-name="P9"><text:span text:style-name="T2">dur -</text:span> Indica a duração simples de uma animação. <text:span text:style-name="T15">Pode ser</text:span> usado nos elementos &lt;animate&gt;, &lt;animateMotion&gt;, &lt;animateTransform&gt; e &lt;set&gt;: <text:span text:style-name="T6">dur=” “ </text:span></text:p>
      <text:p text:style-name="P10"/>
      <text:p text:style-name="P12"><text:soft-page-break/><text:span text:style-name="T2">end -</text:span> Define um valor final para a animação que pode restringir a duração ativa. Pode ser<text:span text:style-name="T14"> usado nos elementos &lt;animate&gt;, &lt;animateMotion&gt;, &lt;animateTransform&gt; e &lt;set&gt;</text:span>: <text:span text:style-name="T6">end=” “ </text:span></text:p>
      <text:p text:style-name="P10"/>
      <text:p text:style-name="P12"><text:span text:style-name="T2">min -</text:span> Especifica o valor mínimo da duração da animação ativa. Pode ser<text:span text:style-name="T14"> usado nos elementos &lt;animate&gt;, &lt;animateMotion&gt;, &lt;animateTransform&gt; e &lt;set&gt;: </text:span><text:span text:style-name="T6">min=” “ </text:span></text:p>
      <text:p text:style-name="P10"/>
      <text:p text:style-name="P12"><text:span text:style-name="T2">max -</text:span> Especifica o valor maximo da duração da animação ativa. Pode ser <text:span text:style-name="T14">usado nos elementos &lt;animate&gt;, &lt;animateMotion&gt;, &lt;animateTransform&gt; e &lt;set&gt;: </text:span><text:span text:style-name="T6">max=” “ </text:span></text:p>
      <text:p text:style-name="P12"><text:span text:style-name="T2">restart -</text:span> Especifica se uma animação pode ou não reiniciar. Pode ser <text:span text:style-name="T14">usado nos elementos &lt;animate&gt;, &lt;animateMotion&gt;, &lt;animateTransform&gt; e &lt;set&gt;: </text:span><text:span text:style-name="T6">restart=” “ </text:span></text:p>
      <text:p text:style-name="P10"><text:s text:c="5"/><text:span text:style-name="T3">always:</text:span><text:span text:style-name="T15"> Indica que a animação pode ser reiniciada a qualquer momento.</text:span></text:p>
      <text:p text:style-name="P11"><text:s text:c="5"/><text:span text:style-name="T3">whenNotActive:</text:span><text:span text:style-name="T15"> Indica que a animação só pode ser reiniciada quando </text:span></text:p>
      <text:p text:style-name="P12"><text:s text:c="5"/>não estiver ativa (ou seja, após o término).</text:p>
      <text:p text:style-name="P10"><text:s text:c="5"/><text:span text:style-name="T3">never:</text:span><text:span text:style-name="T15"> Indica que a animação não pode ser reiniciada.</text:span></text:p>
      <text:p text:style-name="P10"/>
      <text:p text:style-name="P12"><text:span text:style-name="T2">repeatCount -</text:span> Indica o número de vezes que uma animação ocorrerá. Pode ser <text:span text:style-name="T14">usado nos elementos &lt;animate&gt;, &lt;animateMotion&gt;, &lt;animateTransform&gt; e &lt;set&gt;: </text:span><text:span text:style-name="T6">repeatCount=” “ </text:span></text:p>
      <text:p text:style-name="P10"><text:s text:c="5"/><text:span text:style-name="T3">numero:</text:span><text:span text:style-name="T15"> Especifica o numero de iterações</text:span></text:p>
      <text:p text:style-name="P11"><text:s text:c="5"/><text:span text:style-name="T3">indefinite:</text:span><text:span text:style-name="T15"> Indica que a animação será repetida indefinidamente (até o </text:span></text:p>
      <text:p text:style-name="P12"><text:s text:c="5"/>fim do documento)</text:p>
      <text:p text:style-name="P10"/>
      <text:p text:style-name="P13"><text:span text:style-name="T2">repeatDur -</text:span> <text:span text:style-name="T16">Especifica a duração total para repetir uma animação. </text:span>Pode ser <text:span text:style-name="T14">usado nos elementos &lt;animate&gt;, &lt;animateMotion&gt;, &lt;animateTransform&gt; e &lt;set&gt;: </text:span><text:span text:style-name="T7">repeatDur=” “ </text:span></text:p>
      <text:p text:style-name="P13"><text:s text:c="5"/><text:span text:style-name="T4">numero:</text:span><text:span text:style-name="T16"> Especifica um numero com uma unidade de medida de relogio.</text:span></text:p>
      <text:p text:style-name="P13"><text:soft-page-break/><text:span text:style-name="T14"><text:s text:c="5"/></text:span><text:span text:style-name="T4">indefinite:</text:span><text:span text:style-name="T16"> Indica que a animação será repetida indefinidamente.</text:span><text:span text:style-name="T14"> </text:span></text:p>
      <text:p text:style-name="P10"/>
      <text:p text:style-name="P2"><text:span text:style-name="T5">fill </text:span><text:span text:style-name="T13">-</text:span><text:span text:style-name="T32"> </text:span><text:span text:style-name="T40">Para animações d</text:span><text:span text:style-name="T32">efine o estado final de uma animação </text:span><text:span text:style-name="T40">e para formas e textos define a cor (ou qualquer modelo de pintura SVG como gradientes ou padrões) utilizada para colorir um elemento</text:span><text:span text:style-name="T32">. </text:span><text:span text:style-name="T33">Pode ser </text:span><text:span text:style-name="T34">usado nos elementos &lt;animate&gt;, &lt;</text:span><text:span text:style-name="T35">animateColor</text:span><text:span text:style-name="T34">&gt;, &lt;animateMotion&gt;, &lt;animateTransform&gt;, &lt;set&gt;, </text:span><text:span text:style-name="T40">&lt;circle&gt;, &lt;rect&gt; etc.</text:span><text:span text:style-name="T34">: </text:span><text:span text:style-name="T49">fill=” “ </text:span></text:p>
      <text:p text:style-name="P3"><text:span text:style-name="T35"><text:s text:c="5"/></text:span><text:span text:style-name="T66">freeze:</text:span><text:span text:style-name="T35"> Mantém o estado do último quadro de animação.</text:span></text:p>
      <text:p text:style-name="P3"><text:span text:style-name="T35"><text:s text:c="5"/></text:span><text:span text:style-name="T66">remove:</text:span><text:span text:style-name="T35"> Mantém o estado do primeiro quadro de animação.</text:span></text:p>
      <text:p text:style-name="P55"/>
      <text:p text:style-name="P55"/>
      <text:h text:style-name="P103" text:outline-level="2"><text:span text:style-name="T110">A</text:span><text:span text:style-name="T109">tributos de valor de animação</text:span></text:h>
      <text:p text:style-name="P15"><text:span text:style-name="T64">calcMode -</text:span><text:span text:style-name="T32"> </text:span><text:span text:style-name="T36">Especifica o modo de interpolação da animação. </text:span><text:span text:style-name="T33">Pode ser </text:span><text:span text:style-name="T34">usado nos elementos &lt;animate&gt;, &lt;animateMotion&gt;</text:span><text:span text:style-name="T37"> e </text:span><text:span text:style-name="T34">&lt;animateTransform&gt;: </text:span><text:span text:style-name="T50">calcMode=” “ </text:span></text:p>
      <text:p text:style-name="P4"><text:span text:style-name="T35"><text:s text:c="5"/></text:span><text:span text:style-name="T65">discrete:</text:span><text:span text:style-name="T36"> Especifica que a função de animação saltará de um valor para o <text:s/></text:span></text:p>
      <text:p text:style-name="P58"><text:s text:c="5"/>próximo sem nenhuma interpolação</text:p>
      <text:p text:style-name="P4"><text:span text:style-name="T35"><text:s text:c="5"/></text:span><text:span text:style-name="T65">linear:</text:span><text:span text:style-name="T36"> É o valor padrão, porêm se não suportar o calcMode será </text:span></text:p>
      <text:p text:style-name="P58"><text:s text:c="5"/>ignorado. A interpolação linear simples entre os valores é usada para </text:p>
      <text:p text:style-name="P58"><text:s text:c="5"/>calcular a função de animação.</text:p>
      <text:p text:style-name="P4"><text:span text:style-name="T36"><text:s text:c="5"/></text:span><text:span text:style-name="T65">paced:</text:span><text:span text:style-name="T36"> Define a interpolação para produzir um ritmo uniforme de </text:span></text:p>
      <text:p text:style-name="P58"><text:s text:c="5"/>mudança na animação.</text:p>
      <text:p text:style-name="P34"><text:span text:style-name="T85"><text:s text:c="5"/></text:span><text:span text:style-name="T94">spline:</text:span><text:span text:style-name="T85"> Interpola de um valor na value lista para o próximo de acordo com </text:span></text:p>
      <text:p text:style-name="P58"><text:s text:c="5"/>uma função de tempo definida por uma spline cúbica de Bézier.</text:p>
      <text:p text:style-name="P55"/>
      <text:p text:style-name="P16"><text:span text:style-name="T64">values -</text:span><text:span text:style-name="T32"> </text:span><text:span text:style-name="T40">D</text:span><text:span text:style-name="T37">efine uma sequencia de valores usados ao longo de uma animação </text:span><text:span text:style-name="T40">ou define uma lista de numeros para uma matriz de cores</text:span><text:span text:style-name="T37">. </text:span><text:span text:style-name="T33">Pode ser </text:span><text:span text:style-name="T34">usado nos elementos &lt;animate&gt;, &lt;animateMotion&gt;, &lt;animateTransform&gt; </text:span><text:span text:style-name="T40">e &lt;feColorMatrix&gt;</text:span><text:span text:style-name="T34">: </text:span><text:span text:style-name="T51">values=”</text:span><text:span text:style-name="T52">n1 ; n2 ; n3</text:span><text:span text:style-name="T51">“ </text:span></text:p>
      <text:p text:style-name="P55"><text:soft-page-break/></text:p>
      <text:p text:style-name="P40"><text:span text:style-name="T18">k</text:span><text:span text:style-name="T19">eyTimes -</text:span><text:span text:style-name="T21"> Representa uma lista de valores de tempo usados para controlar o ritmo da animação. Os valores de “keyTimes” e “values” se correspondem, fazendo com que em cada tanto tempo (keytimes) ela se desloque certa distancia (values). </text:span><text:span text:style-name="T20">Cada valor de tempo na lista “</text:span><text:span text:style-name="Source_20_Text"><text:span text:style-name="T22">keyTimes” </text:span></text:span><text:span text:style-name="T20">é especificado como um valor de ponto flutuante entre 0 e 1, representando um deslocamento proporcional na duração do elemento de animação. </text:span><text:span text:style-name="Source_20_Text"><text:span text:style-name="T25">Pode ser </text:span></text:span><text:span text:style-name="Source_20_Text"><text:span text:style-name="T26">usado nos elementos &lt;animate&gt;, &lt;animateMotion&gt;</text:span></text:span><text:span text:style-name="Source_20_Text"><text:span text:style-name="T27"> e </text:span></text:span><text:span text:style-name="Source_20_Text"><text:span text:style-name="T26">&lt;animateTransform&gt;</text:span></text:span><text:span text:style-name="T20">: </text:span><text:span text:style-name="T31">keyTimes=”n0 ; n.25 ; n1” </text:span></text:p>
      <text:p text:style-name="P55"/>
      <text:p text:style-name="P44"><text:span text:style-name="T139">k</text:span><text:span text:style-name="T140">eySplines -</text:span><text:span text:style-name="T118"> Define um conjunto de pontos de controle da curva de Bézier associados à “keyTimes” lista, definindo uma função cúbica de Bézier que controla o ritmo do intervalo. </text:span><text:span text:style-name="T156">Pode ser </text:span><text:span text:style-name="T157">usado nos elementos &lt;animate&gt;, &lt;animateMotion&gt;</text:span><text:span text:style-name="T158"> e</text:span><text:span text:style-name="T157"> &lt;animateTransform&gt;:</text:span><text:span text:style-name="T118"> </text:span><text:span text:style-name="T120">keySplines=” “ </text:span></text:p>
      <text:p text:style-name="P87"/>
      <text:p text:style-name="P43"><text:span text:style-name="T139">f</text:span><text:span text:style-name="T138">rom -</text:span><text:span text:style-name="T116"> Indica o valor inicial do atributo que será modificado durante a animação.</text:span></text:p>
      <text:p text:style-name="P42"><text:span text:style-name="T167">Quando usado com o “</text:span><text:span text:style-name="T173">to” </text:span><text:span text:style-name="T167">atributo, a animação mudará o atributo modificado do “</text:span><text:span text:style-name="Source_20_Text"><text:span text:style-name="T168">from” </text:span></text:span><text:span text:style-name="T167">valor para o “</text:span><text:span text:style-name="Source_20_Text"><text:span text:style-name="T168">to” </text:span></text:span><text:span text:style-name="T167">valor. Quando usado com o “</text:span><text:span text:style-name="T173">by” </text:span><text:span text:style-name="T167">atributo, a animação mudará o atributo relativamente do “</text:span><text:span text:style-name="Source_20_Text"><text:span text:style-name="T168">from” </text:span></text:span><text:span text:style-name="T167">valor pelo valor especificado em “</text:span><text:span text:style-name="Source_20_Text"><text:span text:style-name="T168">by”. </text:span></text:span><text:span text:style-name="Source_20_Text"><text:span text:style-name="T169">Pode ser </text:span></text:span><text:span text:style-name="Source_20_Text"><text:span text:style-name="T170">usado nos elementos &lt;animate&gt;, &lt;animateMotion&gt;</text:span></text:span><text:span text:style-name="Source_20_Text"><text:span text:style-name="T171"> e </text:span></text:span><text:span text:style-name="Source_20_Text"><text:span text:style-name="T170">&lt;animateTransform&gt;: </text:span></text:span><text:span text:style-name="Source_20_Text"><text:span text:style-name="T172">from=” “ </text:span></text:span></text:p>
      <text:p text:style-name="P55"/>
      <text:p text:style-name="P47"><text:span text:style-name="T139">t</text:span><text:span text:style-name="T138">o -</text:span><text:span text:style-name="T116"> </text:span><text:span text:style-name="T125">Indica o valor final do atributo que será modificado durante a animação. O valor do atributo mudará entre o “from” valor do atributo e este valor. </text:span><text:span text:style-name="T136">Pode ser </text:span><text:span text:style-name="T137">usado nos elementos &lt;animate&gt;, &lt;animateMotion&gt;, &lt;animateTransform&gt; e &lt;set&gt;: </text:span><text:span text:style-name="T124">to=” “ </text:span></text:p>
      <text:p text:style-name="P59"/>
      <text:p text:style-name="P35"><text:span text:style-name="T95">by -</text:span><text:span text:style-name="T100"> </text:span><text:span text:style-name="T101">Especifica um valor de deslocamento relativo para um atributo que será modificado durante uma animação. O valor inicial para o atributo é indicado </text:span><text:soft-page-break/><text:span text:style-name="T101">especificando-o como valor para o atributo fornecido no “attributeName” ou “from” atributo. </text:span><text:span text:style-name="T102">Pode ser </text:span><text:span text:style-name="T103">usado nos elementos &lt;animate&gt;, &lt;animateMotion&gt;</text:span><text:span text:style-name="T101"> e</text:span><text:span text:style-name="T103"> &lt;animateTransform&gt;: </text:span><text:span text:style-name="T106">by=” “ </text:span></text:p>
      <text:h text:style-name="P102" text:outline-level="2"><text:span text:style-name="T57">A</text:span><text:span text:style-name="T56">tributos de adição de animação</text:span></text:h>
      <text:p text:style-name="P17"><text:span text:style-name="T64">additive -</text:span><text:span text:style-name="T32"> Controla se a animação é aditiva ou não. </text:span><text:span text:style-name="T72">Pode ser </text:span><text:span text:style-name="T73">usado nos elementos &lt;animate&gt;, &lt;animateMotion&gt;</text:span><text:span text:style-name="T71"> e</text:span><text:span text:style-name="T73"> &lt;animateTransform&gt;: </text:span></text:p>
      <text:p text:style-name="P88">additive=” “ </text:p>
      <text:p text:style-name="P5"><text:span text:style-name="T35"><text:s text:c="5"/></text:span><text:span text:style-name="T67">sum:</text:span><text:span text:style-name="T38"> Especifica que a animação será adicionada ao valor subjacente do </text:span></text:p>
      <text:p text:style-name="P5"><text:span text:style-name="T35"><text:s text:c="5"/></text:span><text:span text:style-name="T38">atributo e outras animações de prioridade mais baixa.</text:span></text:p>
      <text:p text:style-name="P5"><text:span text:style-name="T35"><text:s text:c="5"/></text:span><text:span text:style-name="T67">replace:</text:span><text:span text:style-name="T38"> É o valor padrão. Especifica que a animação substituirá o valor </text:span></text:p>
      <text:p text:style-name="P60"><text:s text:c="5"/>subjacente do atributo e outras animações de prioridade mais baixa.</text:p>
      <text:p text:style-name="P18"><text:span text:style-name="T64">accumulate -</text:span><text:span text:style-name="T32"> </text:span><text:span text:style-name="T39">Controla se a animação é acumulativa ou não.</text:span><text:span text:style-name="T32"> </text:span><text:span text:style-name="T72">Pode ser </text:span><text:span text:style-name="T73">usado nos elementos &lt;animate&gt;, &lt;animateMotion&gt;</text:span><text:span text:style-name="T71"> e</text:span><text:span text:style-name="T73"> &lt;animateTransform&gt;: </text:span></text:p>
      <text:p text:style-name="P19"><text:span text:style-name="T73">a</text:span><text:span text:style-name="T71">ccumulate=” “ </text:span></text:p>
      <text:p text:style-name="P6"><text:span text:style-name="T35"><text:s text:c="5"/></text:span><text:span text:style-name="T68">sum:</text:span><text:span text:style-name="T39"> Especifica que cada iteração repetida após a primeira se baseia no </text:span></text:p>
      <text:p text:style-name="P61"><text:s text:c="5"/>último valor da iteração anterior.</text:p>
      <text:p text:style-name="P6"><text:span text:style-name="T39"><text:s text:c="5"/></text:span><text:span text:style-name="T68">none:</text:span><text:span text:style-name="T39"> É o valor padrão. Especifica que as iterações repetidas não são </text:span></text:p>
      <text:p text:style-name="P61"><text:s text:c="5"/>acumulativas.</text:p>
      <text:h text:style-name="P102" text:outline-level="2"><text:span text:style-name="T57">A</text:span><text:span text:style-name="T56">tributos de processamento condicional</text:span></text:h>
      <text:p text:style-name="P20"><text:span text:style-name="T64">systemLanguage -</text:span><text:span text:style-name="T32"> Representa uma lista de tags de idioma com suporte. Essa lista corresponde ao idioma definido nas preferencias do usuário. <text:s/></text:span><text:span text:style-name="T72">Pode ser </text:span><text:span text:style-name="T73">usado nos elementos &lt;</text:span><text:span text:style-name="T71">a</text:span><text:span text:style-name="T73">&gt;, &lt;</text:span><text:span text:style-name="T71">animate</text:span><text:span text:style-name="T73">&gt;, &lt;</text:span><text:span text:style-name="T71">animateMotion&gt;, &lt;animateTransform&gt;, &lt;circle&gt; etc.: </text:span><text:span text:style-name="T74">systemLanguage=” “ </text:span></text:p>
      <text:h text:style-name="P101" text:outline-level="2">Atributos Principais</text:h>
      <text:p text:style-name="P21"><text:span text:style-name="T64">id -</text:span><text:span text:style-name="T32"> Atribui um nome exclusivo a um elemento. Pode ser usado em qualquer elemento: </text:span><text:span text:style-name="T48">id=” “ </text:span></text:p>
      <text:h text:style-name="P102" text:outline-level="2"><text:soft-page-break/><text:span text:style-name="T57">F</text:span><text:span text:style-name="T56">iltrar Atributos Primitivos</text:span></text:h>
      <text:p text:style-name="P22"><text:span text:style-name="T64">height -</text:span><text:span text:style-name="T32"> Define o comprimento vertical de um elemento, ou seja, define a altura: </text:span><text:span text:style-name="T48">height=” “ </text:span></text:p>
      <text:p text:style-name="P55"/>
      <text:p text:style-name="P22"><text:span text:style-name="T66">r</text:span><text:span text:style-name="T64">esult -</text:span><text:span text:style-name="T32"> Define o nome designado para esta primitiva de filtro. Se fornecido, os gráficos resultantes do processamento dessa primitiva de filtro podem ser referenciados por um atributo “in” em uma primitiva de filtro subsequente dentro do mesmo elemento &lt;filter&gt;. Se nenhum valor for fornecido, a saída só estará disponível para reutilização como a entrada implícita na próxima primitiva de filtro se essa primitiva de filtro não fornecer nenhum valor para seu atributo “in”: </text:span><text:span text:style-name="T53">result=” “ </text:span></text:p>
      <text:p text:style-name="P55"/>
      <text:p text:style-name="P55"/>
      <text:p text:style-name="P23"><text:span text:style-name="T66">w</text:span><text:span text:style-name="T64">idth -</text:span><text:span text:style-name="T32"> Define o comprimento horizontal de um elemento, ou seja, define a largura: </text:span><text:span text:style-name="T48">width=” “ </text:span></text:p>
      <text:p text:style-name="P55"/>
      <text:p text:style-name="P23"><text:span text:style-name="T66">x -</text:span><text:span text:style-name="T35"> </text:span><text:span text:style-name="T32">Define uma coordenada no eixo x (horizontal): </text:span><text:span text:style-name="T48">x=” “ </text:span></text:p>
      <text:p text:style-name="P55"/>
      <text:p text:style-name="P23"><text:span text:style-name="T66">y -</text:span><text:span text:style-name="T35"> </text:span><text:span text:style-name="T32">Define uma coordenada no eixo y (vertical): </text:span><text:span text:style-name="T48">y=” “ </text:span></text:p>
      <text:h text:style-name="P102" text:outline-level="2"><text:span text:style-name="T57">A</text:span><text:span text:style-name="T56">tributos Gráficos do Evento</text:span></text:h>
      <text:p text:style-name="P23"><text:span text:style-name="T64">onclick -</text:span><text:span text:style-name="T32"> Especifica algum script a ser executado quando o elemento é clicado: </text:span><text:span text:style-name="T48">onclick=” “ </text:span></text:p>
      <text:h text:style-name="P102" text:outline-level="2"><text:span text:style-name="T57">A</text:span><text:span text:style-name="T56">tributos de Apresentação</text:span></text:h>
      <text:p text:style-name="P24"><text:span text:style-name="T35">T</text:span><text:span text:style-name="T32">odos os atributos de apresentação SVG </text:span><text:span text:style-name="T46">também </text:span><text:span text:style-name="T32">podem ser e são usados como propriedade CSS:</text:span></text:p>
      <text:p text:style-name="P62"/>
      <text:p text:style-name="P36"><text:span text:style-name="T96">alignment-baseline -</text:span><text:span text:style-name="T86"> </text:span><text:span text:style-name="T87">E</text:span><text:span text:style-name="T84">specifica como um objeto é alinhado em relação ao seu pai. Esta propriedade especifica qual linha de base deste elemento deve </text:span><text:soft-page-break/><text:span text:style-name="T84">ser alinhada com a linha de base correspondente do pai. </text:span><text:span text:style-name="T102">Pode ser </text:span><text:span text:style-name="T103">usado nos elementos &lt;</text:span><text:span text:style-name="T104">tspan</text:span><text:span text:style-name="T103">&gt;, &lt;</text:span><text:span text:style-name="T104">tref</text:span><text:span text:style-name="T103">&gt; </text:span><text:span text:style-name="T104">e</text:span><text:span text:style-name="T103"> &lt;</text:span><text:span text:style-name="T104">textPath</text:span><text:span text:style-name="T103">&gt;: </text:span></text:p>
      <text:p text:style-name="P39"><text:span text:style-name="T104">alignment-baseline=” “ </text:span><text:span text:style-name="T108">, </text:span><text:span text:style-name="T104">alignment-baseline: <text:s/>; </text:span></text:p>
      <text:p text:style-name="P7"><text:span text:style-name="T35"><text:s text:c="5"/></text:span><text:span text:style-name="T47">auto, baseline, before-edge, text-before-edge, middle, central, </text:span></text:p>
      <text:p text:style-name="P83"><text:s text:c="5"/>after-edge, text-after-edge, ideographic, alphabetic, hanging, </text:p>
      <text:p text:style-name="P83"><text:s text:c="5"/>mathematical, top, center e bottom.</text:p>
      <text:p text:style-name="P83"/>
      <text:p text:style-name="P25"><text:span text:style-name="T64">baseline-shift -</text:span><text:span text:style-name="T56"> </text:span><text:span text:style-name="T59">Permite o reposicionamento da linha de base dominante em relação à linha de base dominante do elemento de conteúdo de texto pai. O objeto deslocado pode ser um subscrito ou sobrescrito. </text:span><text:span text:style-name="T75">Pode ser </text:span><text:span text:style-name="T76">usado nos elementos &lt;</text:span><text:span text:style-name="T77">textPath</text:span><text:span text:style-name="T76">&gt;, &lt;</text:span><text:span text:style-name="T77">tref</text:span><text:span text:style-name="T76">&gt; </text:span><text:span text:style-name="T77">e &lt;tspan&gt;:</text:span></text:p>
      <text:p text:style-name="P25"><text:span text:style-name="T79">Obs:</text:span><text:span text:style-name="T78"> O baseline-shift esta obsoleto como propriedade css</text:span></text:p>
      <text:p text:style-name="P26"><text:span text:style-name="T81">baseline-shift=” “ </text:span><text:span text:style-name="T80">, </text:span><text:span text:style-name="T81">vertical-align: <text:s/>; </text:span></text:p>
      <text:p text:style-name="P27"><text:span text:style-name="T64">clip-path -</text:span><text:span text:style-name="T56"> Define ou associa um traçado de recorte ao elemento ao qual esta relacionado: </text:span><text:span text:style-name="T82">clip-path=” “ </text:span><text:span text:style-name="T56">, </text:span><text:span text:style-name="T82">clip-path: <text:s/>; </text:span></text:p>
      <text:p text:style-name="P84"/>
      <text:p text:style-name="P41"><text:span text:style-name="T17">clip-rule -</text:span><text:span text:style-name="T28"> </text:span><text:span text:style-name="T29">S</text:span><text:span text:style-name="T20">ó se aplica a elementos gráficos contidos em um &lt;</text:span><text:span text:style-name="T23">clipPath&gt; </text:span><text:span text:style-name="T20">elemento. </text:span><text:span text:style-name="T24">F</text:span><text:span text:style-name="T20">unciona basicamente como o </text:span><text:span text:style-name="T23">fill-rule </text:span><text:span text:style-name="T20">atributo, exceto que se aplica </text:span><text:span text:style-name="T23">às definições &lt;clipPath&gt;, </text:span><text:span text:style-name="T24">ou seja, </text:span><text:span text:style-name="T30">define o algoritmo a ser usado ou regra de recorte para determinar a parte </text:span><text:span text:style-name="Emphasis"><text:span text:style-name="T30">interna </text:span></text:span><text:span text:style-name="T30">de uma forma, como o interior (ou seja, a área a ser preenchida) de uma forma é determinado: </text:span></text:p>
      <text:p text:style-name="P37"><text:span text:style-name="T93">clip-rule=” “ </text:span><text:span text:style-name="T91">, </text:span><text:span text:style-name="T93">clip-rule: <text:s/>; </text:span></text:p>
      <text:p text:style-name="P45"><text:span text:style-name="T116"><text:s text:c="5"/></text:span><text:span text:style-name="T135">nonzero, evenodd e inherit.</text:span></text:p>
      <text:p text:style-name="P63"/>
      <text:p text:style-name="P37"><text:span text:style-name="T97">color -</text:span><text:span text:style-name="T88"> É usado para fornecer uma valor indireto potencial, currentcolor, para os atributos fill, stroke, stop-color, flood-color e lighting-color. </text:span><text:span text:style-name="T89">P</text:span><text:span text:style-name="T84">ode ser aplicado a qualquer elemento, </text:span><text:span text:style-name="T88">mas não tem efeito direto nos elementos SVG: </text:span><text:span text:style-name="T92">color=” “ </text:span><text:span text:style-name="T89">, </text:span><text:span text:style-name="T92">color: <text:s/>; </text:span></text:p>
      <text:p text:style-name="P85"/>
      <text:p text:style-name="P28"><text:soft-page-break/><text:span text:style-name="T70">c</text:span><text:span text:style-name="T64">olor-interpolation -</text:span><text:span text:style-name="T56"> </text:span><text:span text:style-name="T61">Especifica o espaço de cores para interpolações de gradiente, animações de cores e composição alfa</text:span><text:span text:style-name="T62">, ou seja, controla qual espaço de cor é usado</text:span><text:span text:style-name="T61">: </text:span><text:span text:style-name="T83">color-interpolation=” “ </text:span><text:span text:style-name="T62">, </text:span><text:span text:style-name="T83">color-interpolation: <text:s/>; </text:span></text:p>
      <text:p text:style-name="P29"><text:span text:style-name="T60"><text:s text:c="5"/></text:span><text:span text:style-name="T62">auto, sRGB </text:span><text:span text:style-name="T63">e</text:span><text:span text:style-name="T62"> linearRGB.</text:span></text:p>
      <text:p text:style-name="P86"/>
      <text:p text:style-name="P31"><text:span text:style-name="T64">color-interpolation-filters -</text:span><text:span text:style-name="T56"> Especifica o espaço de cores para operações de imagem executadas por meio de efeitos de filtro, ou seja, controla qual espaço de cor é usado. Afeta apenas as operações de filtro:</text:span></text:p>
      <text:p text:style-name="P31"><text:span text:style-name="T82">color-interpolation-filters=” “ </text:span><text:span text:style-name="T56">, </text:span><text:span text:style-name="T82">color-interpolation-filters: <text:s/>; </text:span></text:p>
      <text:p text:style-name="P30"><text:span text:style-name="T60"><text:s text:c="5"/></text:span><text:span text:style-name="T62">auto, sRGB </text:span><text:span text:style-name="T63">e</text:span><text:span text:style-name="T62"> linearRGB.</text:span></text:p>
      <text:p text:style-name="P85"/>
      <text:p text:style-name="P31"><text:span text:style-name="T70">c</text:span><text:span text:style-name="T64">ursor -</text:span><text:span text:style-name="T56"> Especifica o cursor do mouse exibido quando o ponteiro do mouse está sobre um elemento: </text:span><text:span text:style-name="T82">cursor=” “ </text:span><text:span text:style-name="T56">, </text:span><text:span text:style-name="T82">cursor: <text:s/>; </text:span></text:p>
      <text:p text:style-name="P48"><text:span text:style-name="T111"><text:s text:c="5"/></text:span><text:span text:style-name="T112">auto, crosshair, default, pointer, move, e-resize, ne-resize, nw-resize, </text:span></text:p>
      <text:p text:style-name="P48"><text:span text:style-name="T112"><text:s text:c="5"/>n-resize, se-resize, sw-resize, s-resize, w-resize, text, wait </text:span><text:span text:style-name="T113">e</text:span><text:span text:style-name="T112"> inherit.</text:span></text:p>
      <text:p text:style-name="P85"/>
      <text:p text:style-name="P49"><text:span text:style-name="T145">d</text:span><text:span text:style-name="T146">irection -</text:span><text:span text:style-name="T114"> </text:span><text:span text:style-name="T115">Especifica a direção de base em linha de um elemento &lt;text&gt; ou &lt;tspan&gt;, ou seja, define a posição do texto: </text:span><text:span text:style-name="T166">direction=” “ </text:span><text:span text:style-name="T115">, </text:span><text:span text:style-name="T166">direction: <text:s/>; </text:span></text:p>
      <text:p text:style-name="P50"><text:span text:style-name="T127"><text:s text:c="5"/></text:span><text:span text:style-name="T129">ltr </text:span><text:span text:style-name="T132">e</text:span><text:span text:style-name="T129"> rtl.</text:span></text:p>
      <text:p text:style-name="P64"/>
      <text:p text:style-name="P52"><text:span text:style-name="T142">display -</text:span><text:span text:style-name="T126"> </text:span><text:span text:style-name="T130">Permite controlar a renderização de elementos gráficos ou de container: </text:span><text:span text:style-name="T123">display=” “ </text:span><text:span text:style-name="T130">, </text:span><text:span text:style-name="T123">display: <text:s/>; </text:span></text:p>
      <text:p text:style-name="P50"><text:span text:style-name="T129"><text:s text:c="5"/></text:span><text:span text:style-name="T130">none, block, inline, inline-block, flex </text:span><text:span text:style-name="T132">e</text:span><text:span text:style-name="T130"> grid.</text:span></text:p>
      <text:p text:style-name="P65"/>
      <text:p text:style-name="P51"><text:span text:style-name="T147">dominant-baseline -</text:span><text:span text:style-name="T130"> </text:span><text:span text:style-name="T126">especifica a linha de base dominante, que é a linha de base usada para alinhar o texto da caixa e o conteúdo do nível embutido.</text:span><text:span text:style-name="T130"> </text:span><text:span text:style-name="T159">Pode ser </text:span><text:span text:style-name="T160">usado nos elementos &lt;</text:span><text:span text:style-name="T161">text</text:span><text:span text:style-name="T160">&gt;, &lt;</text:span><text:span text:style-name="T161">textPath</text:span><text:span text:style-name="T160">&gt;, &lt;</text:span><text:span text:style-name="T161">tref</text:span><text:span text:style-name="T160">&gt; </text:span><text:span text:style-name="T161">e &lt;tspan&gt;: </text:span></text:p>
      <text:p text:style-name="P46"><text:span text:style-name="T150">dominant-baseline=” “ </text:span><text:span text:style-name="T155">, </text:span><text:span text:style-name="T150">dominant-baseline: <text:s/>; </text:span></text:p>
      <text:p text:style-name="P51"><text:span text:style-name="T129"><text:s text:c="5"/></text:span><text:span text:style-name="T131">auto, text-bottom, alphabetic, ideographic, middle, central, </text:span></text:p>
      <text:p text:style-name="P51"><text:span text:style-name="T131"><text:s text:c="5"/>mathematical, hanging </text:span><text:span text:style-name="T132">e</text:span><text:span text:style-name="T131"> text-top.</text:span></text:p>
      <text:p text:style-name="P64"><text:soft-page-break/></text:p>
      <text:p text:style-name="P54"><text:span text:style-name="T174">f</text:span><text:span text:style-name="T175">ill -</text:span><text:span text:style-name="T177"> </text:span><text:span text:style-name="T176">Para formas e textos, é definido como um atributo de apresentação que define a cor (ou qualquer modelo de pintura SVG como gradientes ou padrões) utilizada para colorir um elemento </text:span><text:span text:style-name="T177">e </text:span><text:span text:style-name="T176">para animações ele é quem define o estado final de uma animação: </text:span><text:span text:style-name="T178">fill=” “ </text:span><text:span text:style-name="T177">, </text:span><text:span text:style-name="T178">fill: <text:s/>; </text:span></text:p>
      <text:p text:style-name="P50"><text:span text:style-name="T129"><text:s text:c="5"/></text:span><text:span text:style-name="T132">freeze, remove e uma cor.</text:span></text:p>
      <text:p text:style-name="P64"/>
      <text:p text:style-name="P53"><text:span text:style-name="T142">fill-opacity -</text:span><text:span text:style-name="T126"> Define a opacidade do servidor de pintura (color, gradient, pattern, etc.) aplicado a uma forma: </text:span><text:span text:style-name="T122">fill-opacity=” “ </text:span><text:span text:style-name="T126">, </text:span><text:span text:style-name="T122">fill-opacity: <text:s/>; </text:span></text:p>
      <text:p text:style-name="P64"/>
      <text:p text:style-name="P53"><text:span text:style-name="T148">f</text:span><text:span text:style-name="T142">ill-rule -</text:span><text:span text:style-name="T126"> Define o algoritmo a ser usado para determinar a parte interna <text:s/>de uma forma: </text:span><text:span text:style-name="T122">fill-rule=” “ </text:span><text:span text:style-name="T126">, </text:span><text:span text:style-name="T122">fill-rule: <text:s/>; </text:span></text:p>
      <text:p text:style-name="P3"><text:span text:style-name="T35"><text:s text:c="5"/></text:span><text:span text:style-name="T43">nonzero e evenodd.</text:span></text:p>
      <text:p text:style-name="P66"/>
      <text:p text:style-name="P32"><text:span text:style-name="T64">filter -</text:span><text:span text:style-name="T32"> Especifica os efeitos de filtro definidos pelo &lt;filter&gt; elemento que devem ser aplicados ao seu elemento. Só tem efeito em elementos de container. Vai referenciar o elemento &lt;filter&gt; pra pegar os estilos que tem nele: </text:span><text:span text:style-name="T48">filter=”url( <text:s/>)“ </text:span><text:span text:style-name="T32">, </text:span><text:span text:style-name="T48">filter: <text:s/>; </text:span></text:p>
      <text:p text:style-name="P55"/>
      <text:p text:style-name="P32"><text:span text:style-name="T66">f</text:span><text:span text:style-name="T64">lood-color -</text:span><text:span text:style-name="T32"> Indica qual cor usar para preencher (inundar) a sub-região primitiva do filtro atual: </text:span><text:span text:style-name="T48">flood-color=” “ </text:span><text:span text:style-name="T32">, </text:span><text:span text:style-name="T48">flood-color: <text:s/>; </text:span></text:p>
      <text:p text:style-name="P3"><text:span text:style-name="T35"><text:s text:c="5"/></text:span><text:span text:style-name="T44">uma cor.</text:span></text:p>
      <text:p text:style-name="P67"/>
      <text:p text:style-name="P33"><text:span text:style-name="T64">flood-opacity -</text:span><text:span text:style-name="T32"> </text:span><text:span text:style-name="T45">Indica o valor de opacidade a ser usado na sub-região primitiva do filtro atual. Pode ser usado com os elementos &lt;feFlood&gt; e &lt;feDropshadow&gt;: </text:span><text:span text:style-name="T55">flood-opacity=” “ </text:span><text:span text:style-name="T45">, </text:span><text:span text:style-name="T55">flood-opacity: <text:s/>; </text:span></text:p>
      <text:p text:style-name="P67"/>
      <text:p text:style-name="P68"><text:span text:style-name="T2">font-family -</text:span> Indica qual família de fontes será usada para renderizar o texto, especificada como uma lista priorizada de nomes de famílias de <text:soft-page-break/>fontes e/ou nomes genéricos. Pode ser usado com os elementos &lt;text&gt;, &lt;textPath&gt;, &lt;tref&gt; e &lt;tspan&gt;: <text:span text:style-name="T6">font-family=” “ </text:span>, <text:span text:style-name="T6">font-family: <text:s/>;</text:span></text:p>
      <text:p text:style-name="P55"/>
      <text:p text:style-name="P68"><text:span text:style-name="T2">font-size -</text:span> Refere-se ao tamanho da fonte da baseline, quando várias linhas de texto são definidas como sólidas em um ambiente de layout de várias linhas. Pode ser usado com os elementos &lt;text&gt;, &lt;textPath&gt;, &lt;tref&gt; e &lt;tspan&gt;: <text:span text:style-name="T6">font-size=” “ </text:span>, <text:span text:style-name="T6">font-size: <text:s/>; </text:span></text:p>
      <text:p text:style-name="P55"/>
      <text:p text:style-name="P69"><text:span text:style-name="T2">font-size-adjust -</text:span> Permite especificar um valor de aspecto para um elemento que preservará a altura x da fonte de primeira escolha em uma fonte substituta. <text:span text:style-name="T179">Pode ser usado com os elementos &lt;text&gt;, &lt;textPath&gt;, &lt;tref&gt; e &lt;tspan&gt;: </text:span><text:span text:style-name="T6">font-size-adjust=” “ </text:span>, <text:span text:style-name="T6">font-size-adjust: <text:s/>; </text:span></text:p>
      <text:p text:style-name="P55"/>
      <text:p text:style-name="P69"><text:span text:style-name="T2">font-stretch -</text:span> Indica a quantidade desejada de condesação ou expansão nos glifos usados para renderizar o texto. <text:span text:style-name="T179">Pode ser usado com os elementos &lt;text&gt;, &lt;textPath&gt;, &lt;tref&gt; e &lt;tspan&gt;: </text:span><text:span text:style-name="T6">font-stretch=” “ </text:span>, <text:span text:style-name="T6">font-stretch: <text:s/>; </text:span></text:p>
      <text:p text:style-name="P55"/>
      <text:p text:style-name="P69"><text:span text:style-name="T2">font-style -</text:span> Especifica se o texto deve ser renderizado usando uma face normal, itálica ou oblíqua. <text:span text:style-name="T179">Pode ser usado com os elementos &lt;text&gt;, &lt;textPath&gt;, &lt;tref&gt; e &lt;tspan&gt;: </text:span><text:span text:style-name="T6">font-style=” “ </text:span>, <text:span text:style-name="T6">font-style: <text:s/>; </text:span></text:p>
      <text:p text:style-name="P55"/>
      <text:p text:style-name="P69"><text:span text:style-name="T2">font-variant -</text:span> Indica se o texto deve ser renderizado usando variações dos glifos da fonte. <text:span text:style-name="T179">Pode ser usado com os elementos &lt;text&gt;, &lt;textPath&gt;, &lt;tref&gt; e &lt;tspan&gt;: </text:span><text:span text:style-name="T6">font-variant=” “ </text:span>, <text:span text:style-name="T6">font-variant: <text:s/>; </text:span></text:p>
      <text:p text:style-name="P56"><text:s text:c="5"/><text:span text:style-name="T180">normal, none, stylistic, historical-forms, styleset, character-variant, swash, </text:span></text:p>
      <text:p text:style-name="P69"><text:s text:c="5"/>ornaments, annotation, petite-caps, all-petite-caps, unicase, titling-caps, </text:p>
      <text:p text:style-name="P69"><text:s text:c="5"/>ordinal, slashed-zero, ruby</text:p>
      <text:p text:style-name="P55"/>
      <text:p text:style-name="P70"><text:soft-page-break/><text:span text:style-name="T2">font-weight -</text:span> Se refere ao <text:span text:style-name="T181">peso ou leveza dos glifos usados para renderizar o texto, em relação a outras fontes da mesma família de fontes. </text:span><text:span text:style-name="T179">Pode ser usado com os elementos &lt;text&gt;, &lt;textPath&gt;, &lt;tref&gt; e &lt;tspan&gt;: </text:span></text:p>
      <text:p text:style-name="P70"><text:span text:style-name="T8">font-weight=” “ </text:span><text:span text:style-name="T181">, </text:span><text:span text:style-name="T8">font-weight: <text:s/>; </text:span></text:p>
      <text:p text:style-name="P55"><text:s text:c="5"/><text:span text:style-name="T181">normal, bold, bolder, lighter, um numero</text:span></text:p>
      <text:p text:style-name="P55"/>
      <text:p text:style-name="P71"><text:span text:style-name="T2">image-rendering -</text:span> Fornece uma dica para o navegador sobre como fazer a compensação entre velocidade e qualidade ao executar o processamento da imagem. Pode ser usado com o elemento &lt;image&gt;: </text:p>
      <text:p text:style-name="P71"><text:span text:style-name="T6">image-rendering=” “ </text:span>, <text:span text:style-name="T6">image-rendering: <text:s/>; </text:span></text:p>
      <text:p text:style-name="P55"><text:s text:c="5"/><text:span text:style-name="T181">auto, optimizeSpeed, optimizeQuality</text:span></text:p>
      <text:p text:style-name="P55"/>
      <text:p text:style-name="P71"><text:span text:style-name="T2">letter-spacing -</text:span> Controla o espaçamento entre os caracteres do texto. Pode ser usado com os elementos <text:span text:style-name="T179">&lt;text&gt;, &lt;textPath&gt;, &lt;tref&gt; e &lt;tspan&gt;: </text:span><text:span text:style-name="T6">letter-spacing=” “ </text:span>, <text:span text:style-name="T6">letter-spacing: <text:s/>; </text:span></text:p>
      <text:p text:style-name="P72"><text:span text:style-name="T2">lighting-color -</text:span> Define a cor da fonte de luz para as primitivas de filtro de iluminação. Pode ser usado com os elementos &lt;feDiffuseLighting&gt; e &lt;feSpecularLighting&gt;: <text:span text:style-name="T6">lighting-color=” “ </text:span>, <text:s/><text:span text:style-name="T6">lighting-color: <text:s/>; </text:span></text:p>
      <text:p text:style-name="P55"/>
      <text:p text:style-name="P72"><text:span text:style-name="T2">marker-end -</text:span> Define a seta ou o polymarker que será desenhado no vértice final da forma dada. Basicamente define o que vai no final da forma. Pode ser usado nos elementos &lt;circle&gt;, &lt;ellipse&gt;, &lt;line&gt;, &lt;path&gt;, &lt;polygon&gt;, &lt;polyline&gt; e &lt;rect&gt;: </text:p>
      <text:p text:style-name="P72"><text:span text:style-name="T6">marker-end=”url( )“ </text:span>, <text:span text:style-name="T6">marker-end: <text:s text:c="2"/>url( ); </text:span></text:p>
      <text:p text:style-name="P55"/>
      <text:p text:style-name="P38"><text:span text:style-name="T98">marker-mid -</text:span><text:span text:style-name="T90"> Define a ponta de seta ou o polymarker que será desenhado em todos os vértices internos da forma dada. </text:span><text:span text:style-name="T84">O marcador é renderizado em todos os vértices, exceto no primeiro e no último</text:span><text:span text:style-name="T99"> vértice do</text:span><text:span text:style-name="T105">s dados do caminho. Basicamente define o que vai em cada curva da forma. Pode ser </text:span><text:soft-page-break/><text:span text:style-name="T105">usado nos elementos &lt;circle&gt;, &lt;ellipse&gt;, &lt;line&gt;, &lt;path&gt;, &lt;polygon&gt;, &lt;polyline&gt; e &lt;rect&gt;: </text:span><text:span text:style-name="T107">marker-mid=”url( )“ </text:span><text:span text:style-name="T105">, </text:span><text:span text:style-name="T107">marker-mid: url( ); </text:span></text:p>
      <text:p text:style-name="P89"/>
      <text:p text:style-name="P90"><text:span text:style-name="T2">marker-start -</text:span> Define a ponta de seta ou polymarker que será desenhado no primeiro vértice da forma dada. Basicamente define o que vai no começo da forma. <text:span text:style-name="T182">Pode ser usado nos elementos &lt;circle&gt;, &lt;ellipse&gt;, &lt;line&gt;, &lt;path&gt;, &lt;polygon&gt;, &lt;polyline&gt; e &lt;rect&gt;: </text:span><text:span text:style-name="T6">marker-start=”url( )“ </text:span>, <text:span text:style-name="T6">marker-start: url( ); </text:span></text:p>
      <text:p text:style-name="P89"/>
      <text:p text:style-name="P90"><text:span text:style-name="T2">mask -</text:span> É usado principalmente para vincular um determinado &lt;mask&gt; elementos com o elemento ao qual o atributo pertence. Basicamente faz uma referencia ao &lt;mask&gt; em outro elemento, com o objetivo de mesclar os dois: <text:span text:style-name="T6">mask=”url( )“ </text:span>, <text:span text:style-name="T6">mask: url( ); </text:span></text:p>
      <text:p text:style-name="P89"/>
      <text:p text:style-name="P90"><text:span text:style-name="T2">opacity -</text:span> Especifica a transparencia de um objeto ou de um grupo de objetos, ou seja, o grau de sobreposição do fundo atrás do elemento ou a opacidade do elemento: <text:span text:style-name="T6">opacity=” “ </text:span>, <text:span text:style-name="T6">opacity: <text:s/>; </text:span></text:p>
      <text:p text:style-name="P73"><text:span text:style-name="T2">overflow -</text:span> Define o que fazer quando o conteudo de um elemento é muito grande para caber em seu contexto de formatação de bloco, ou seja, define o que fazer quando o conteudo não cabe no seu elemento pai: </text:p>
      <text:p text:style-name="P73"><text:span text:style-name="T6">overflow=” “ </text:span>, <text:span text:style-name="T6">overflow: <text:s/>; </text:span></text:p>
      <text:p text:style-name="P55"><text:s text:c="5"/><text:span text:style-name="T186">visible, hidden, scroll </text:span><text:span text:style-name="T191">e</text:span><text:span text:style-name="T186"> auto.</text:span></text:p>
      <text:p text:style-name="P55"/>
      <text:p text:style-name="P74"><text:span text:style-name="T2">pointer-events -</text:span> <text:span text:style-name="T187">Permite definir se ou quando um elemento pode ser alvo de um evento de mouse: </text:span><text:span text:style-name="T9">pointer-events=” “ </text:span><text:span text:style-name="T187">, </text:span><text:span text:style-name="T9">pointer-events: <text:s/>; </text:span></text:p>
      <text:p text:style-name="P57"><text:s text:c="5"/><text:span text:style-name="T188">bounding-box, visiblePainted, visibleFill, visibleStroke, visible, painted, </text:span></text:p>
      <text:p text:style-name="P57"><text:span text:style-name="T188"><text:s text:c="5"/>fill, stroke, all </text:span><text:span text:style-name="T191">e </text:span><text:span text:style-name="T188">none.</text:span></text:p>
      <text:p text:style-name="P55"/>
      <text:p text:style-name="P75"><text:span text:style-name="T2">shape-rendering -</text:span> Fornece dicas ao renderizar, sobre quais compensações fazer ao renderizar <text:s/>formas como caminhos, circulos ou retangulos: </text:p>
      <text:p text:style-name="P76"><text:span text:style-name="T6">shape-rendering=” “ </text:span>, <text:span text:style-name="T6">shape-rendering: <text:s/>; </text:span></text:p>
      <text:p text:style-name="P55"><text:soft-page-break/><text:s text:c="5"/><text:span text:style-name="T189">auto, optimizeSpeed, crispEdges </text:span><text:span text:style-name="T191">e</text:span><text:span text:style-name="T189"> geometricPrecision.</text:span></text:p>
      <text:p text:style-name="P55"/>
      <text:p text:style-name="P76"><text:span text:style-name="T2">stop-color -</text:span> Indica qual cor usar em uma parada de gradiente. Pode ser usado no elemento &lt;stop&gt;: <text:span text:style-name="T6">stop-color=” “ </text:span>, <text:span text:style-name="T6">stop-color: <text:s/>; </text:span></text:p>
      <text:p text:style-name="P55"/>
      <text:p text:style-name="P76"><text:span text:style-name="T2">stop-opacity -</text:span> Define a opacidade de uma determinada parada de gradiente de cor. Pode ser usado no elemento &lt;stop&gt;: </text:p>
      <text:p text:style-name="P76"><text:span text:style-name="T6">stop-opacity=” “ </text:span>, <text:span text:style-name="T6">stop-opacity: <text:s/>; </text:span></text:p>
      <text:p text:style-name="P55"/>
      <text:p text:style-name="P76"><text:span text:style-name="T2">stroke -</text:span> Define a cor (ou qualquer SVG paint servers, como gradientes ou patterns) usad<text:span text:style-name="T190">a</text:span> para pintar o contorno da forma: <text:span text:style-name="T10">stroke=” “ </text:span><text:span text:style-name="T190">, </text:span><text:span text:style-name="T10">stroke: <text:s/>; </text:span></text:p>
      <text:p text:style-name="P55"/>
      <text:p text:style-name="P77"><text:span text:style-name="T2">stroke-dasharray -</text:span> Define o padrão de traços e espaços usados para pintar o contorno da forma: <text:span text:style-name="T6">stroke-dasharray=” “ </text:span>, <text:span text:style-name="T6">stroke-dasharray: <text:s/>; </text:span></text:p>
      <text:p text:style-name="P55"/>
      <text:p text:style-name="P77"><text:span text:style-name="T2">stroke-dashoffset -</text:span> Especifica a distancia entre o traço inicial e o fim: <text:span text:style-name="T6">stroke-dashoffset=” “ </text:span>, <text:span text:style-name="T6">stroke-dashoffset: <text:s/>; </text:span></text:p>
      <text:p text:style-name="P55"/>
      <text:p text:style-name="P77"><text:span text:style-name="T2">stroke-linecap -</text:span> Define a forma usada no final de subcaminhos abertos quando eles são traçados. Pode ser usado nos elementos &lt;path&gt;, &lt;polyline&gt;, &lt;line&gt;, &lt;text&gt;, &lt;textPath&gt;, &lt;tref&gt; e &lt;tspan&gt;: </text:p>
      <text:p text:style-name="P77"><text:span text:style-name="T6">stroke-linecap=” “ </text:span>, <text:span text:style-name="T6">stroke-linecap: <text:s/>; </text:span></text:p>
      <text:p text:style-name="P55"><text:s text:c="5"/><text:span text:style-name="T191">butt, round e square.</text:span></text:p>
      <text:p text:style-name="P55"/>
      <text:p text:style-name="P78"><text:span text:style-name="T2">stroke-linejoin -</text:span> <text:span text:style-name="T191">Define a forma usada nos cantos dos caminhos quando eles são traçados. P</text:span>ode ser usado nos elementos &lt;path&gt;, &lt;<text:span text:style-name="T191">polygon</text:span>&gt;, &lt;polyline&gt;, &lt;line&gt;, &lt;text&gt;, &lt;textPath&gt;, &lt;tref&gt; e &lt;tspan&gt;: </text:p>
      <text:p text:style-name="P79"><text:span text:style-name="T6">stroke-linejoin=” “ </text:span>, <text:span text:style-name="T6">stroke-linejoin: <text:s/>; </text:span></text:p>
      <text:p text:style-name="P55"><text:s text:c="5"/><text:span text:style-name="T191">arcs, bevel, miter, miter-clip e round.</text:span></text:p>
      <text:p text:style-name="P55"/>
      <text:p text:style-name="P79"><text:soft-page-break/><text:span text:style-name="T2">stroke-miterlimit -</text:span> Define um limite na proporção do comprimento da mitra para o “stroke-width” usado para desenhar uma junção da mitra. Quando o limite é excedido, a junção é convertida de mitra para bisel. P<text:span text:style-name="T190">ode ser usado nos elementos &lt;path&gt;, &lt;</text:span>polygon<text:span text:style-name="T190">&gt;, &lt;polyline&gt;, &lt;</text:span>rect<text:span text:style-name="T190">&gt;, &lt;text&gt;, &lt;textPath&gt;, &lt;tref&gt; e &lt;tspan&gt;: </text:span><text:span text:style-name="T6">stroke-miterlimit=” “ </text:span>, <text:span text:style-name="T6">stroke-miterlimit: <text:s/>; </text:span></text:p>
      <text:p text:style-name="P55"/>
      <text:p text:style-name="P80"><text:span text:style-name="T2">stroke-opacity -</text:span> Define a opacidade do servidor de pintura (cor, gradiente, pattern etc.) aplicado ao traçado de uma forma: </text:p>
      <text:p text:style-name="P80"><text:span text:style-name="T11">stroke-opacity=” “ </text:span><text:span text:style-name="T192">, </text:span><text:span text:style-name="T11">stroke-opacity: <text:s/>; </text:span></text:p>
      <text:p text:style-name="P55"/>
      <text:p text:style-name="P81"><text:span text:style-name="T2">stroke-width -</text:span> Define a largura do traço a ser aplicado na forma: </text:p>
      <text:p text:style-name="P81"><text:span text:style-name="T6">stroke-width=” “ </text:span>, <text:span text:style-name="T6">stroke-width: <text:s/>; </text:span></text:p>
      <text:p text:style-name="P55"/>
      <text:p text:style-name="P81"><text:span text:style-name="T2">text-anchor -</text:span> É usado para alinhar (alinhamento inicial, intermediário ou final) uma sequencia de texto pré-formatado ou texto com quebra automática de linha em que a área de quebra automática é determinada a partir da inline-size propriedade relativa a um determinado ponto. <text:span text:style-name="T191">P</text:span><text:span text:style-name="T190">ode ser usado nos elementos &lt;text&gt;, &lt;</text:span>textPath&gt;, &lt;tref&gt; e &lt;tspan&gt;: </text:p>
      <text:p text:style-name="P81"><text:span text:style-name="T6">text-anchor=” “ </text:span>, <text:span text:style-name="T6">text-anchor: <text:s/>; </text:span></text:p>
      <text:p text:style-name="P55"><text:s text:c="5"/><text:span text:style-name="T192">start, middle e end.</text:span></text:p>
      <text:p text:style-name="P55"/>
      <text:p text:style-name="P81"><text:span text:style-name="T2">text-decoration -</text:span> Define se o texto é decorado com sublinhado, sobrelinha e/ou tachado. É uma abreviação para “text-decoration-line” e “text-decoration-style”. <text:span text:style-name="T191">P</text:span><text:span text:style-name="T190">ode ser usado nos elementos &lt;text&gt;, &lt;</text:span>textPath&gt;, &lt;tref&gt; e &lt;tspan&gt;: <text:span text:style-name="T6">text-decoration=” “ </text:span>, <text:span text:style-name="T6">text-decoration: <text:s/>; </text:span></text:p>
      <text:p text:style-name="P55"/>
      <text:p text:style-name="P81"><text:span text:style-name="T2">text-rendering -</text:span> Fornece dicas ao renderizador sobre quais compensações fazer ao renderizar o texto. Pode ser usado no elemento &lt;text&gt;: </text:p>
      <text:p text:style-name="P81"><text:span text:style-name="T6">text-rendering=” “ </text:span>, <text:span text:style-name="T6">text-decoration: <text:s/>; </text:span></text:p>
      <text:p text:style-name="P55"><text:s text:c="5"/><text:span text:style-name="T192">auto, optimizeSpeed, optimizeLegibility e geometricPrecision</text:span></text:p>
      <text:p text:style-name="P55"><text:soft-page-break/></text:p>
      <text:p text:style-name="P82"><text:span text:style-name="T2">unicode-bidi -</text:span> Especifica como o acúmulo da imagem de fundo é gerenciado. <text:span text:style-name="T191">P</text:span><text:span text:style-name="T190">ode ser usado nos elementos &lt;text&gt;, &lt;</text:span><text:span text:style-name="T192">textPath&gt;, &lt;tref&gt; e &lt;tspan&gt;: </text:span><text:span text:style-name="T6">unicode-bidi=” “ </text:span>, <text:span text:style-name="T6">unicode-bidi: <text:s/>; </text:span></text:p>
      <text:p text:style-name="P55"/>
      <text:p text:style-name="P82"><text:span text:style-name="T2">visibility -</text:span> Permite controlar a visibilidade dos elementos graficos: <text:span text:style-name="T6">visibility=” “ </text:span>, <text:span text:style-name="T6">visibility: <text:s/>; </text:span></text:p>
      <text:p text:style-name="P55"><text:s text:c="5"/><text:span text:style-name="T193">visible, hidden e collapse.</text:span></text:p>
      <text:p text:style-name="P55"/>
      <text:p text:style-name="P82"><text:span text:style-name="T2">word-spacing -</text:span> Especifica o comportamento de espaçamento entre as palavras. Pode ser usado nos elementos &lt;text&gt;, &lt;textPath&gt;, &lt;tref&gt; e &lt;tspan&gt;: <text:span text:style-name="T6">word-spacing=” “ </text:span>, <text:span text:style-name="T6">word-spacing: <text:s/>; </text:span></text:p>
      <text:p text:style-name="P55"/>
      <text:p text:style-name="P82"><text:span text:style-name="T2">writing-mode -</text:span> Especifica se a direção de progressão em linha inicial de um &lt;text&gt; elemento deve ser da esquerda pra direita, da direita pra esquerda ou de cima para baixo. Se aplica apenas ao &lt;text&gt; elemento e é ignorado no resto: <text:span text:style-name="T6">writing-mode=” “ </text:span>, <text:span text:style-name="T6">writing-mode: <text:s/>; </text:span></text:p>
      <text:p text:style-name="P55"><text:s text:c="5"/><text:span text:style-name="T193">horizontal-tb, vertical-rl e vertical-lr.</text:span></text:p>
      <text:h text:style-name="P102" text:outline-level="2"><text:span text:style-name="T57">A</text:span><text:span text:style-name="T56">tributos da Função de Transfer</text:span><text:span text:style-name="T58">ê</text:span><text:span text:style-name="T56">ncia</text:span></text:h>
      <text:p text:style-name="P8"><text:span text:style-name="T69">type -</text:span><text:span text:style-name="T42"> É um atributo genérico que tem significa</text:span><text:span text:style-name="T41">do</text:span><text:span text:style-name="T42"> diferente com base no contexto em que é usado: </text:span><text:span text:style-name="T54">type=” “ </text:span></text:p>
      <text:p text:style-name="P94"><text:span text:style-name="T117"><text:s text:c="5"/>- Para o &lt;</text:span><text:span text:style-name="T133">animateTransform</text:span><text:span text:style-name="T117">&gt; elemento, define o tipo de transformação,</text:span></text:p>
      <text:p text:style-name="P94"><text:span text:style-name="T117"><text:s text:c="7"/>cujos valores mudam ao longo do tempo. </text:span><text:span text:style-name="T133">Os valores aceitos são </text:span></text:p>
      <text:p text:style-name="P94"><text:span text:style-name="T117"><text:s text:c="7"/></text:span><text:span text:style-name="T133">translate, scale, rotate, skewX e skewY.</text:span></text:p>
      <text:p text:style-name="P91"/>
      <text:p text:style-name="P94"><text:span text:style-name="T117"><text:s text:c="5"/>- Para o &lt;</text:span><text:span text:style-name="T133">feColorMatrix</text:span><text:span text:style-name="T117">&gt; elemento, indica o tipo de operação da matriz.</text:span></text:p>
      <text:p text:style-name="P94"><text:span text:style-name="T117"><text:s text:c="7"/></text:span><text:span text:style-name="T133">Os valores aceitos são matrix, saturate, hueRotate e luminanceToAlpha.</text:span></text:p>
      <text:p text:style-name="P92"/>
      <text:p text:style-name="P94"><text:span text:style-name="T117"><text:s text:c="5"/>- Para os elementos &lt;</text:span><text:span text:style-name="T133">feFuncR</text:span><text:span text:style-name="T117">&gt;, &lt;</text:span><text:span text:style-name="T133">feFuncG</text:span><text:span text:style-name="T117">&gt;, &lt;</text:span><text:span text:style-name="T133">feFuncB</text:span><text:span text:style-name="T117">&gt; </text:span><text:span text:style-name="T133">e &lt;feFuncA&gt;</text:span></text:p>
      <text:p text:style-name="P94"><text:soft-page-break/><text:span text:style-name="T117"><text:s text:c="7"/>Indica o tipo de função de transferência do componente. </text:span><text:span text:style-name="T133">Os valores </text:span></text:p>
      <text:p text:style-name="P94"><text:span text:style-name="T117"><text:s text:c="7"/></text:span><text:span text:style-name="T133">aceitos são identity, table, discrete, linear e gamma.</text:span></text:p>
      <text:p text:style-name="P91"/>
      <text:p text:style-name="P94"><text:span text:style-name="T117"><text:s text:c="5"/></text:span><text:span text:style-name="T133">- Para o &lt;feTurbulence&gt; elemento, indica se a primitiva do filtro deve</text:span></text:p>
      <text:p text:style-name="P94"><text:span text:style-name="T117"><text:s text:c="7"/></text:span><text:span text:style-name="T133">realizar uma função de ruído ou turbulência. Os valores aceitos são </text:span></text:p>
      <text:p text:style-name="P94"><text:span text:style-name="T117"><text:s text:c="7"/></text:span><text:span text:style-name="T133">fractalNoise e turbulence.</text:span></text:p>
      <text:p text:style-name="P91"/>
      <text:p text:style-name="P94"><text:span text:style-name="T117"><text:s text:c="5"/></text:span><text:span text:style-name="T133">- Para os elementos &lt;style&gt; e &lt;script&gt;, define o tipo de conteúdo do</text:span></text:p>
      <text:p text:style-name="P94"><text:span text:style-name="T117"><text:s text:c="7"/></text:span><text:span text:style-name="T133">elemento. O valor aceito é o tipo de conteudo / linguagem. </text:span></text:p>
      <text:p text:style-name="P91"/>
      <text:p text:style-name="P96"><text:span text:style-name="T138">tableValues -</text:span><text:span text:style-name="T116"> Define uma lista de números que </text:span><text:span text:style-name="T134">estabelece</text:span><text:span text:style-name="T116"> uma tabela de pesquisa de valores para uma função de transferência de componente de cor: </text:span><text:span text:style-name="T119">tableValues=”</text:span><text:span text:style-name="T121">n1 n2</text:span><text:span text:style-name="T119">“ </text:span></text:p>
      <text:p text:style-name="P91"/>
      <text:p text:style-name="P97"><text:span text:style-name="T141">i</text:span><text:span text:style-name="T138">ntercept -</text:span><text:span text:style-name="T116"> Define a interceptação da função linear das transferencias de componentes de cores quando o “type” atributo é definido como linear. <text:s/></text:span><text:span text:style-name="T156">Pode ser </text:span><text:span text:style-name="T157">usado nos elementos &lt;</text:span><text:span text:style-name="T149">feFuncA</text:span><text:span text:style-name="T157">&gt;, &lt;</text:span><text:span text:style-name="T149">feFuncB</text:span><text:span text:style-name="T157">&gt;, &lt;</text:span><text:span text:style-name="T149">feFuncG</text:span><text:span text:style-name="T157">&gt; </text:span><text:span text:style-name="T149">e </text:span><text:span text:style-name="T157">&lt;</text:span><text:span text:style-name="T149">feFuncR</text:span><text:span text:style-name="T157">&gt;: </text:span><text:span text:style-name="T151">intercept=”</text:span><text:span text:style-name="T152"> </text:span><text:span text:style-name="T151">“</text:span><text:span text:style-name="T149"> </text:span></text:p>
      <text:p text:style-name="P91"/>
      <text:p text:style-name="P98"><text:span text:style-name="T143">a</text:span><text:span text:style-name="T144">mplitude -</text:span><text:span text:style-name="T128"> Controla a amplitude da função gama de um elemento de transferencia de componente quando o “type” atributo é gamma. </text:span><text:span text:style-name="T159">Pode ser </text:span><text:span text:style-name="T160">usado nos elementos &lt;</text:span><text:span text:style-name="T162">feFuncA</text:span><text:span text:style-name="T160">&gt;, &lt;</text:span><text:span text:style-name="T162">feFuncB</text:span><text:span text:style-name="T160">&gt;, &lt;</text:span><text:span text:style-name="T162">feFuncG</text:span><text:span text:style-name="T160">&gt; </text:span><text:span text:style-name="T162">e </text:span><text:span text:style-name="T160">&lt;</text:span><text:span text:style-name="T162">feFuncR</text:span><text:span text:style-name="T160">&gt;: </text:span><text:span text:style-name="T154">amplitude=” “ </text:span></text:p>
      <text:p text:style-name="P93"/>
      <text:p text:style-name="P99"><text:span text:style-name="T165">e</text:span><text:span text:style-name="T164">xponent - </text:span><text:span text:style-name="T163">Define o expoente da função gama.</text:span><text:span text:style-name="T164"> </text:span><text:span text:style-name="T159">Pode ser </text:span><text:span text:style-name="T160">usado nos elementos &lt;</text:span><text:span text:style-name="T162">feFuncA</text:span><text:span text:style-name="T160">&gt;, &lt;</text:span><text:span text:style-name="T162">feFuncB</text:span><text:span text:style-name="T160">&gt;, &lt;</text:span><text:span text:style-name="T162">feFuncG</text:span><text:span text:style-name="T160">&gt; </text:span><text:span text:style-name="T162">e </text:span><text:span text:style-name="T160">&lt;</text:span><text:span text:style-name="T162">feFuncR</text:span><text:span text:style-name="T160">&gt;: </text:span><text:span text:style-name="T153">exponent=” “ </text:span></text:p>
      <text:h text:style-name="P101" text:outline-level="2">Link</text:h>
      <text:p text:style-name="P1"><text:a xlink:type="simple" xlink:href="https://developer.mozilla.org/pt-BR/docs/Web/SVG/Attribute" text:style-name="Internet_20_link" text:visited-style-name="Visited_20_Internet_20_Link"><text:span text:style-name="T183">https://developer.mozilla.org/pt-BR/docs/Web/SVG/Attribute</text:span></text:a></text:p>
      <text:p text:style-name="P55"><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0T08:21:50.762292885</meta:creation-date>
    <dc:date>2023-07-14T08:07:57.385308910</dc:date>
    <meta:editing-duration>PT5H6M45S</meta:editing-duration>
    <meta:editing-cycles>27</meta:editing-cycles>
    <meta:generator>LibreOffice/7.0.4.2$Linux_X86_64 LibreOffice_project/00$Build-2</meta:generator>
    <meta:document-statistic meta:table-count="0" meta:image-count="0" meta:object-count="0" meta:page-count="17" meta:paragraph-count="193" meta:word-count="3408" meta:character-count="22561" meta:non-whitespace-character-count="18791"/>
  </office:meta>
</office:document-meta>
</file>